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8.24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8.02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16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" table:style-name="ta1">
        <table:shapes>
          <draw:frame draw:z-index="0" draw:style-name="gr1" draw:text-style-name="P1" svg:width="15.999cm" svg:height="8.999cm" svg:x="60.868cm" svg:y="2.04cm">
            <draw:object draw:notify-on-update-of-ranges="'Raw data'.F2:'Raw data'.F41 'Raw data'.V1:'Raw data'.V1 'Raw data'.V2:'Raw data'.V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M2]*[.P2]/([.M2]+[.P2])" office:value-type="float" office:value="0.933845735282044" calcext:value-type="float">
            <text:p>0.9338457353</text:p>
          </table:table-cell>
          <table:table-cell table:formula="of:=2*[.N2]*[.Q2]/([.N2]+[.Q2])" office:value-type="float" office:value="0.0763006582779164" calcext:value-type="float">
            <text:p>0.0763006583</text:p>
          </table:table-cell>
          <table:table-cell table:formula="of:=2*[.O2]*[.R2]/([.O2]+[.R2])" office:value-type="float" office:value="0" calcext:value-type="float">
            <text:p>0</text:p>
          </table:table-cell>
          <table:table-cell table:formula="of:=IF(AND([.S2]&gt;0;[.T2]&gt;0;[.U2]&gt;0);3/((1/[.S2])+(1/[.T2])+(1/[.U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M3]*[.P3]/([.M3]+[.P3])" office:value-type="float" office:value="0.936001746988875" calcext:value-type="float">
            <text:p>0.936001747</text:p>
          </table:table-cell>
          <table:table-cell table:formula="of:=2*[.N3]*[.Q3]/([.N3]+[.Q3])" office:value-type="float" office:value="0.119866753172264" calcext:value-type="float">
            <text:p>0.1198667532</text:p>
          </table:table-cell>
          <table:table-cell table:formula="of:=2*[.O3]*[.R3]/([.O3]+[.R3])" office:value-type="float" office:value="0.1643518739369" calcext:value-type="float">
            <text:p>0.1643518739</text:p>
          </table:table-cell>
          <table:table-cell table:formula="of:=IF(AND([.S3]&gt;0;[.T3]&gt;0;[.U3]&gt;0);3/((1/[.S3])+(1/[.T3])+(1/[.U3])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4]*[.P4]/([.M4]+[.P4])" office:value-type="float" office:value="0.931219114251741" calcext:value-type="float">
            <text:p>0.9312191143</text:p>
          </table:table-cell>
          <table:table-cell table:formula="of:=2*[.N4]*[.Q4]/([.N4]+[.Q4])" office:value-type="float" office:value="0.0100502490498977" calcext:value-type="float">
            <text:p>0.010050249</text:p>
          </table:table-cell>
          <table:table-cell table:formula="of:=2*[.O4]*[.R4]/([.O4]+[.R4])" office:value-type="float" office:value="0" calcext:value-type="float">
            <text:p>0</text:p>
          </table:table-cell>
          <table:table-cell table:formula="of:=IF(AND([.S4]&gt;0;[.T4]&gt;0;[.U4]&gt;0);3/((1/[.S4])+(1/[.T4])+(1/[.U4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M5]*[.P5]/([.M5]+[.P5])" office:value-type="float" office:value="0.92797963371348" calcext:value-type="float">
            <text:p>0.9279796337</text:p>
          </table:table-cell>
          <table:table-cell table:formula="of:=2*[.N5]*[.Q5]/([.N5]+[.Q5])" office:value-type="float" office:value="0.133462327690253" calcext:value-type="float">
            <text:p>0.1334623277</text:p>
          </table:table-cell>
          <table:table-cell table:formula="of:=2*[.O5]*[.R5]/([.O5]+[.R5])" office:value-type="float" office:value="0.0639999403519981" calcext:value-type="float">
            <text:p>0.0639999404</text:p>
          </table:table-cell>
          <table:table-cell table:formula="of:=IF(AND([.S5]&gt;0;[.T5]&gt;0;[.U5]&gt;0);3/((1/[.S5])+(1/[.T5])+(1/[.U5]));0)" office:value-type="float" office:value="0.123990636146827" calcext:value-type="float">
            <text:p>0.123990636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M6]*[.P6]/([.M6]+[.P6])" office:value-type="float" office:value="0.938125679569676" calcext:value-type="float">
            <text:p>0.9381256796</text:p>
          </table:table-cell>
          <table:table-cell table:formula="of:=2*[.N6]*[.Q6]/([.N6]+[.Q6])" office:value-type="float" office:value="0.205457275250888" calcext:value-type="float">
            <text:p>0.2054572753</text:p>
          </table:table-cell>
          <table:table-cell table:formula="of:=2*[.O6]*[.R6]/([.O6]+[.R6])" office:value-type="float" office:value="0.351372513594155" calcext:value-type="float">
            <text:p>0.3513725136</text:p>
          </table:table-cell>
          <table:table-cell table:formula="of:=IF(AND([.S6]&gt;0;[.T6]&gt;0;[.U6]&gt;0);3/((1/[.S6])+(1/[.T6])+(1/[.U6])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M7]*[.P7]/([.M7]+[.P7])" office:value-type="float" office:value="0.938597735682506" calcext:value-type="float">
            <text:p>0.9385977357</text:p>
          </table:table-cell>
          <table:table-cell table:formula="of:=2*[.N7]*[.Q7]/([.N7]+[.Q7])" office:value-type="float" office:value="0.178937625556168" calcext:value-type="float">
            <text:p>0.1789376256</text:p>
          </table:table-cell>
          <table:table-cell table:formula="of:=2*[.O7]*[.R7]/([.O7]+[.R7])" office:value-type="float" office:value="0.132287049271043" calcext:value-type="float">
            <text:p>0.1322870493</text:p>
          </table:table-cell>
          <table:table-cell table:formula="of:=IF(AND([.S7]&gt;0;[.T7]&gt;0;[.U7]&gt;0);3/((1/[.S7])+(1/[.T7])+(1/[.U7])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M8]*[.P8]/([.M8]+[.P8])" office:value-type="float" office:value="0.956557955580562" calcext:value-type="float">
            <text:p>0.9565579556</text:p>
          </table:table-cell>
          <table:table-cell table:formula="of:=2*[.N8]*[.Q8]/([.N8]+[.Q8])" office:value-type="float" office:value="0.342315688892378" calcext:value-type="float">
            <text:p>0.3423156889</text:p>
          </table:table-cell>
          <table:table-cell table:formula="of:=2*[.O8]*[.R8]/([.O8]+[.R8])" office:value-type="float" office:value="0.46822760374322" calcext:value-type="float">
            <text:p>0.4682276037</text:p>
          </table:table-cell>
          <table:table-cell table:formula="of:=IF(AND([.S8]&gt;0;[.T8]&gt;0;[.U8]&gt;0);3/((1/[.S8])+(1/[.T8])+(1/[.U8])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M9]*[.P9]/([.M9]+[.P9])" office:value-type="float" office:value="0.954804193772662" calcext:value-type="float">
            <text:p>0.9548041938</text:p>
          </table:table-cell>
          <table:table-cell table:formula="of:=2*[.N9]*[.Q9]/([.N9]+[.Q9])" office:value-type="float" office:value="0.335442593749956" calcext:value-type="float">
            <text:p>0.3354425937</text:p>
          </table:table-cell>
          <table:table-cell table:formula="of:=2*[.O9]*[.R9]/([.O9]+[.R9])" office:value-type="float" office:value="0.37890997295072" calcext:value-type="float">
            <text:p>0.378909973</text:p>
          </table:table-cell>
          <table:table-cell table:formula="of:=IF(AND([.S9]&gt;0;[.T9]&gt;0;[.U9]&gt;0);3/((1/[.S9])+(1/[.T9])+(1/[.U9])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M10]*[.P10]/([.M10]+[.P10])" office:value-type="float" office:value="0.957648384326387" calcext:value-type="float">
            <text:p>0.9576483843</text:p>
          </table:table-cell>
          <table:table-cell table:formula="of:=2*[.N10]*[.Q10]/([.N10]+[.Q10])" office:value-type="float" office:value="0.3400575853922" calcext:value-type="float">
            <text:p>0.3400575854</text:p>
          </table:table-cell>
          <table:table-cell table:formula="of:=2*[.O10]*[.R10]/([.O10]+[.R10])" office:value-type="float" office:value="0.521290187408837" calcext:value-type="float">
            <text:p>0.5212901874</text:p>
          </table:table-cell>
          <table:table-cell table:formula="of:=IF(AND([.S10]&gt;0;[.T10]&gt;0;[.U10]&gt;0);3/((1/[.S10])+(1/[.T10])+(1/[.U10])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M11]*[.P11]/([.M11]+[.P11])" office:value-type="float" office:value="0.947859588471897" calcext:value-type="float">
            <text:p>0.9478595885</text:p>
          </table:table-cell>
          <table:table-cell table:formula="of:=2*[.N11]*[.Q11]/([.N11]+[.Q11])" office:value-type="float" office:value="0.300171635557432" calcext:value-type="float">
            <text:p>0.3001716356</text:p>
          </table:table-cell>
          <table:table-cell table:formula="of:=2*[.O11]*[.R11]/([.O11]+[.R11])" office:value-type="float" office:value="0.251545908597977" calcext:value-type="float">
            <text:p>0.2515459086</text:p>
          </table:table-cell>
          <table:table-cell table:formula="of:=IF(AND([.S11]&gt;0;[.T11]&gt;0;[.U11]&gt;0);3/((1/[.S11])+(1/[.T11])+(1/[.U11])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M12]*[.P12]/([.M12]+[.P12])" office:value-type="float" office:value="0.946767289337806" calcext:value-type="float">
            <text:p>0.9467672893</text:p>
          </table:table-cell>
          <table:table-cell table:formula="of:=2*[.N12]*[.Q12]/([.N12]+[.Q12])" office:value-type="float" office:value="0.293165322421197" calcext:value-type="float">
            <text:p>0.2931653224</text:p>
          </table:table-cell>
          <table:table-cell table:formula="of:=2*[.O12]*[.R12]/([.O12]+[.R12])" office:value-type="float" office:value="0.279162624413864" calcext:value-type="float">
            <text:p>0.2791626244</text:p>
          </table:table-cell>
          <table:table-cell table:formula="of:=IF(AND([.S12]&gt;0;[.T12]&gt;0;[.U12]&gt;0);3/((1/[.S12])+(1/[.T12])+(1/[.U12])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M13]*[.P13]/([.M13]+[.P13])" office:value-type="float" office:value="0.957291353706043" calcext:value-type="float">
            <text:p>0.9572913537</text:p>
          </table:table-cell>
          <table:table-cell table:formula="of:=2*[.N13]*[.Q13]/([.N13]+[.Q13])" office:value-type="float" office:value="0.378510328838438" calcext:value-type="float">
            <text:p>0.3785103288</text:p>
          </table:table-cell>
          <table:table-cell table:formula="of:=2*[.O13]*[.R13]/([.O13]+[.R13])" office:value-type="float" office:value="0.452496144324639" calcext:value-type="float">
            <text:p>0.4524961443</text:p>
          </table:table-cell>
          <table:table-cell table:formula="of:=IF(AND([.S13]&gt;0;[.T13]&gt;0;[.U13]&gt;0);3/((1/[.S13])+(1/[.T13])+(1/[.U13])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M14]*[.P14]/([.M14]+[.P14])" office:value-type="float" office:value="0.943728745828778" calcext:value-type="float">
            <text:p>0.9437287458</text:p>
          </table:table-cell>
          <table:table-cell table:formula="of:=2*[.N14]*[.Q14]/([.N14]+[.Q14])" office:value-type="float" office:value="0.2377756678932" calcext:value-type="float">
            <text:p>0.2377756679</text:p>
          </table:table-cell>
          <table:table-cell table:formula="of:=2*[.O14]*[.R14]/([.O14]+[.R14])" office:value-type="float" office:value="0.197610867722423" calcext:value-type="float">
            <text:p>0.1976108677</text:p>
          </table:table-cell>
          <table:table-cell table:formula="of:=IF(AND([.S14]&gt;0;[.T14]&gt;0;[.U14]&gt;0);3/((1/[.S14])+(1/[.T14])+(1/[.U14]));0)" office:value-type="float" office:value="0.290536591729492" calcext:value-type="float">
            <text:p>0.290536591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M15]*[.P15]/([.M15]+[.P15])" office:value-type="float" office:value="0.949995249312736" calcext:value-type="float">
            <text:p>0.9499952493</text:p>
          </table:table-cell>
          <table:table-cell table:formula="of:=2*[.N15]*[.Q15]/([.N15]+[.Q15])" office:value-type="float" office:value="0.348759390142754" calcext:value-type="float">
            <text:p>0.3487593901</text:p>
          </table:table-cell>
          <table:table-cell table:formula="of:=2*[.O15]*[.R15]/([.O15]+[.R15])" office:value-type="float" office:value="0.377833730764104" calcext:value-type="float">
            <text:p>0.3778337308</text:p>
          </table:table-cell>
          <table:table-cell table:formula="of:=IF(AND([.S15]&gt;0;[.T15]&gt;0;[.U15]&gt;0);3/((1/[.S15])+(1/[.T15])+(1/[.U15])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M16]*[.P16]/([.M16]+[.P16])" office:value-type="float" office:value="0.924777943289094" calcext:value-type="float">
            <text:p>0.9247779433</text:p>
          </table:table-cell>
          <table:table-cell table:formula="of:=2*[.N16]*[.Q16]/([.N16]+[.Q16])" office:value-type="float" office:value="0.184011895824816" calcext:value-type="float">
            <text:p>0.1840118958</text:p>
          </table:table-cell>
          <table:table-cell table:formula="of:=2*[.O16]*[.R16]/([.O16]+[.R16])" office:value-type="float" office:value="0.147447664205603" calcext:value-type="float">
            <text:p>0.1474476642</text:p>
          </table:table-cell>
          <table:table-cell table:formula="of:=IF(AND([.S16]&gt;0;[.T16]&gt;0;[.U16]&gt;0);3/((1/[.S16])+(1/[.T16])+(1/[.U16]));0)" office:value-type="float" office:value="0.225600559549318" calcext:value-type="float">
            <text:p>0.22560055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M17]*[.P17]/([.M17]+[.P17])" office:value-type="float" office:value="0.931438442821636" calcext:value-type="float">
            <text:p>0.9314384428</text:p>
          </table:table-cell>
          <table:table-cell table:formula="of:=2*[.N17]*[.Q17]/([.N17]+[.Q17])" office:value-type="float" office:value="0.010050247077599" calcext:value-type="float">
            <text:p>0.0100502471</text:p>
          </table:table-cell>
          <table:table-cell table:formula="of:=2*[.O17]*[.R17]/([.O17]+[.R17])" office:value-type="float" office:value="0" calcext:value-type="float">
            <text:p>0</text:p>
          </table:table-cell>
          <table:table-cell table:formula="of:=IF(AND([.S17]&gt;0;[.T17]&gt;0;[.U17]&gt;0);3/((1/[.S17])+(1/[.T17])+(1/[.U1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M18]*[.P18]/([.M18]+[.P18])" office:value-type="float" office:value="0.936208855850437" calcext:value-type="float">
            <text:p>0.9362088559</text:p>
          </table:table-cell>
          <table:table-cell table:formula="of:=2*[.N18]*[.Q18]/([.N18]+[.Q18])" office:value-type="float" office:value="0.170297330102642" calcext:value-type="float">
            <text:p>0.1702973301</text:p>
          </table:table-cell>
          <table:table-cell table:formula="of:=2*[.O18]*[.R18]/([.O18]+[.R18])" office:value-type="float" office:value="0.0257400976013908" calcext:value-type="float">
            <text:p>0.0257400976</text:p>
          </table:table-cell>
          <table:table-cell table:formula="of:=IF(AND([.S18]&gt;0;[.T18]&gt;0;[.U18]&gt;0);3/((1/[.S18])+(1/[.T18])+(1/[.U18])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M19]*[.P19]/([.M19]+[.P19])" office:value-type="float" office:value="0.93977549346987" calcext:value-type="float">
            <text:p>0.9397754935</text:p>
          </table:table-cell>
          <table:table-cell table:formula="of:=2*[.N19]*[.Q19]/([.N19]+[.Q19])" office:value-type="float" office:value="0.165725460594914" calcext:value-type="float">
            <text:p>0.1657254606</text:p>
          </table:table-cell>
          <table:table-cell table:formula="of:=2*[.O19]*[.R19]/([.O19]+[.R19])" office:value-type="float" office:value="0.28235251017284" calcext:value-type="float">
            <text:p>0.2823525102</text:p>
          </table:table-cell>
          <table:table-cell table:formula="of:=IF(AND([.S19]&gt;0;[.T19]&gt;0;[.U19]&gt;0);3/((1/[.S19])+(1/[.T19])+(1/[.U19]));0)" office:value-type="float" office:value="0.281959343037623" calcext:value-type="float">
            <text:p>0.28195934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M20]*[.P20]/([.M20]+[.P20])" office:value-type="float" office:value="0.954420508225611" calcext:value-type="float">
            <text:p>0.9544205082</text:p>
          </table:table-cell>
          <table:table-cell table:formula="of:=2*[.N20]*[.Q20]/([.N20]+[.Q20])" office:value-type="float" office:value="0.371527444921221" calcext:value-type="float">
            <text:p>0.3715274449</text:p>
          </table:table-cell>
          <table:table-cell table:formula="of:=2*[.O20]*[.R20]/([.O20]+[.R20])" office:value-type="float" office:value="0.438016618161035" calcext:value-type="float">
            <text:p>0.4380166182</text:p>
          </table:table-cell>
          <table:table-cell table:formula="of:=IF(AND([.S20]&gt;0;[.T20]&gt;0;[.U20]&gt;0);3/((1/[.S20])+(1/[.T20])+(1/[.U20]));0)" office:value-type="float" office:value="0.498143105639702" calcext:value-type="float">
            <text:p>0.49814310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M21]*[.P21]/([.M21]+[.P21])" office:value-type="float" office:value="0.950424756094741" calcext:value-type="float">
            <text:p>0.9504247561</text:p>
          </table:table-cell>
          <table:table-cell table:formula="of:=2*[.N21]*[.Q21]/([.N21]+[.Q21])" office:value-type="float" office:value="0.365835942249886" calcext:value-type="float">
            <text:p>0.3658359422</text:p>
          </table:table-cell>
          <table:table-cell table:formula="of:=2*[.O21]*[.R21]/([.O21]+[.R21])" office:value-type="float" office:value="0.229860173505654" calcext:value-type="float">
            <text:p>0.2298601735</text:p>
          </table:table-cell>
          <table:table-cell table:formula="of:=IF(AND([.S21]&gt;0;[.T21]&gt;0;[.U21]&gt;0);3/((1/[.S21])+(1/[.T21])+(1/[.U21])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M22]*[.P22]/([.M22]+[.P22])" office:value-type="float" office:value="0.956416390082361" calcext:value-type="float">
            <text:p>0.9564163901</text:p>
          </table:table-cell>
          <table:table-cell table:formula="of:=2*[.N22]*[.Q22]/([.N22]+[.Q22])" office:value-type="float" office:value="0.328089800530152" calcext:value-type="float">
            <text:p>0.3280898005</text:p>
          </table:table-cell>
          <table:table-cell table:formula="of:=2*[.O22]*[.R22]/([.O22]+[.R22])" office:value-type="float" office:value="0.453441164545558" calcext:value-type="float">
            <text:p>0.4534411645</text:p>
          </table:table-cell>
          <table:table-cell table:formula="of:=IF(AND([.S22]&gt;0;[.T22]&gt;0;[.U22]&gt;0);3/((1/[.S22])+(1/[.T22])+(1/[.U22]));0)" office:value-type="float" office:value="0.476275639055585" calcext:value-type="float">
            <text:p>0.476275639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M23]*[.P23]/([.M23]+[.P23])" office:value-type="float" office:value="0.951747861343213" calcext:value-type="float">
            <text:p>0.9517478613</text:p>
          </table:table-cell>
          <table:table-cell table:formula="of:=2*[.N23]*[.Q23]/([.N23]+[.Q23])" office:value-type="float" office:value="0.36800002440975" calcext:value-type="float">
            <text:p>0.3680000244</text:p>
          </table:table-cell>
          <table:table-cell table:formula="of:=2*[.O23]*[.R23]/([.O23]+[.R23])" office:value-type="float" office:value="0.2665286177429" calcext:value-type="float">
            <text:p>0.2665286177</text:p>
          </table:table-cell>
          <table:table-cell table:formula="of:=IF(AND([.S23]&gt;0;[.T23]&gt;0;[.U23]&gt;0);3/((1/[.S23])+(1/[.T23])+(1/[.U23])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M24]*[.P24]/([.M24]+[.P24])" office:value-type="float" office:value="0.948421204702563" calcext:value-type="float">
            <text:p>0.9484212047</text:p>
          </table:table-cell>
          <table:table-cell table:formula="of:=2*[.N24]*[.Q24]/([.N24]+[.Q24])" office:value-type="float" office:value="0.32724423152357" calcext:value-type="float">
            <text:p>0.3272442315</text:p>
          </table:table-cell>
          <table:table-cell table:formula="of:=2*[.O24]*[.R24]/([.O24]+[.R24])" office:value-type="float" office:value="0.257112943210107" calcext:value-type="float">
            <text:p>0.2571129432</text:p>
          </table:table-cell>
          <table:table-cell table:formula="of:=IF(AND([.S24]&gt;0;[.T24]&gt;0;[.U24]&gt;0);3/((1/[.S24])+(1/[.T24])+(1/[.U24]));0)" office:value-type="float" office:value="0.375021244049305" calcext:value-type="float">
            <text:p>0.37502124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M25]*[.P25]/([.M25]+[.P25])" office:value-type="float" office:value="0.956424216139682" calcext:value-type="float">
            <text:p>0.9564242161</text:p>
          </table:table-cell>
          <table:table-cell table:formula="of:=2*[.N25]*[.Q25]/([.N25]+[.Q25])" office:value-type="float" office:value="0.352173748619911" calcext:value-type="float">
            <text:p>0.3521737486</text:p>
          </table:table-cell>
          <table:table-cell table:formula="of:=2*[.O25]*[.R25]/([.O25]+[.R25])" office:value-type="float" office:value="0.426483159930419" calcext:value-type="float">
            <text:p>0.4264831599</text:p>
          </table:table-cell>
          <table:table-cell table:formula="of:=IF(AND([.S25]&gt;0;[.T25]&gt;0;[.U25]&gt;0);3/((1/[.S25])+(1/[.T25])+(1/[.U25]));0)" office:value-type="float" office:value="0.481554294579854" calcext:value-type="float">
            <text:p>0.481554294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M26]*[.P26]/([.M26]+[.P26])" office:value-type="float" office:value="0.926161314552665" calcext:value-type="float">
            <text:p>0.9261613146</text:p>
          </table:table-cell>
          <table:table-cell table:formula="of:=2*[.N26]*[.Q26]/([.N26]+[.Q26])" office:value-type="float" office:value="0.116054128520704" calcext:value-type="float">
            <text:p>0.1160541285</text:p>
          </table:table-cell>
          <table:table-cell table:formula="of:=2*[.O26]*[.R26]/([.O26]+[.R26])" office:value-type="float" office:value="0.153701516462277" calcext:value-type="float">
            <text:p>0.1537015165</text:p>
          </table:table-cell>
          <table:table-cell table:formula="of:=IF(AND([.S26]&gt;0;[.T26]&gt;0;[.U26]&gt;0);3/((1/[.S26])+(1/[.T26])+(1/[.U26]));0)" office:value-type="float" office:value="0.185156484866897" calcext:value-type="float">
            <text:p>0.18515648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M27]*[.P27]/([.M27]+[.P27])" office:value-type="float" office:value="0.931607940122813" calcext:value-type="float">
            <text:p>0.9316079401</text:p>
          </table:table-cell>
          <table:table-cell table:formula="of:=2*[.N27]*[.Q27]/([.N27]+[.Q27])" office:value-type="float" office:value="0.0386940138499689" calcext:value-type="float">
            <text:p>0.0386940138</text:p>
          </table:table-cell>
          <table:table-cell table:formula="of:=2*[.O27]*[.R27]/([.O27]+[.R27])" office:value-type="float" office:value="0" calcext:value-type="float">
            <text:p>0</text:p>
          </table:table-cell>
          <table:table-cell table:formula="of:=IF(AND([.S27]&gt;0;[.T27]&gt;0;[.U27]&gt;0);3/((1/[.S27])+(1/[.T27])+(1/[.U2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M28]*[.P28]/([.M28]+[.P28])" office:value-type="float" office:value="0.93486071039702" calcext:value-type="float">
            <text:p>0.9348607104</text:p>
          </table:table-cell>
          <table:table-cell table:formula="of:=2*[.N28]*[.Q28]/([.N28]+[.Q28])" office:value-type="float" office:value="0.0918252477387269" calcext:value-type="float">
            <text:p>0.0918252477</text:p>
          </table:table-cell>
          <table:table-cell table:formula="of:=2*[.O28]*[.R28]/([.O28]+[.R28])" office:value-type="float" office:value="0.0158940390248147" calcext:value-type="float">
            <text:p>0.015894039</text:p>
          </table:table-cell>
          <table:table-cell table:formula="of:=IF(AND([.S28]&gt;0;[.T28]&gt;0;[.U28]&gt;0);3/((1/[.S28])+(1/[.T28])+(1/[.U28]));0)" office:value-type="float" office:value="0.0400659225504375" calcext:value-type="float">
            <text:p>0.040065922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M29]*[.P29]/([.M29]+[.P29])" office:value-type="float" office:value="0.93621633211064" calcext:value-type="float">
            <text:p>0.9362163321</text:p>
          </table:table-cell>
          <table:table-cell table:formula="of:=2*[.N29]*[.Q29]/([.N29]+[.Q29])" office:value-type="float" office:value="0.158498384100574" calcext:value-type="float">
            <text:p>0.1584983841</text:p>
          </table:table-cell>
          <table:table-cell table:formula="of:=2*[.O29]*[.R29]/([.O29]+[.R29])" office:value-type="float" office:value="0.133174787147389" calcext:value-type="float">
            <text:p>0.1331747871</text:p>
          </table:table-cell>
          <table:table-cell table:formula="of:=IF(AND([.S29]&gt;0;[.T29]&gt;0;[.U29]&gt;0);3/((1/[.S29])+(1/[.T29])+(1/[.U29])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M30]*[.P30]/([.M30]+[.P30])" office:value-type="float" office:value="0.926804927098693" calcext:value-type="float">
            <text:p>0.9268049271</text:p>
          </table:table-cell>
          <table:table-cell table:formula="of:=2*[.N30]*[.Q30]/([.N30]+[.Q30])" office:value-type="float" office:value="0.148624225569884" calcext:value-type="float">
            <text:p>0.1486242256</text:p>
          </table:table-cell>
          <table:table-cell table:formula="of:=2*[.O30]*[.R30]/([.O30]+[.R30])" office:value-type="float" office:value="0.0831508962360349" calcext:value-type="float">
            <text:p>0.0831508962</text:p>
          </table:table-cell>
          <table:table-cell table:formula="of:=IF(AND([.S30]&gt;0;[.T30]&gt;0;[.U30]&gt;0);3/((1/[.S30])+(1/[.T30])+(1/[.U30]));0)" office:value-type="float" office:value="0.151257841363959" calcext:value-type="float">
            <text:p>0.151257841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31]*[.P31]/([.M31]+[.P31])" office:value-type="float" office:value="0.931219114251741" calcext:value-type="float">
            <text:p>0.9312191143</text:p>
          </table:table-cell>
          <table:table-cell table:formula="of:=2*[.N31]*[.Q31]/([.N31]+[.Q31])" office:value-type="float" office:value="0.0100502490498977" calcext:value-type="float">
            <text:p>0.010050249</text:p>
          </table:table-cell>
          <table:table-cell table:formula="of:=2*[.O31]*[.R31]/([.O31]+[.R31])" office:value-type="float" office:value="0" calcext:value-type="float">
            <text:p>0</text:p>
          </table:table-cell>
          <table:table-cell table:formula="of:=IF(AND([.S31]&gt;0;[.T31]&gt;0;[.U31]&gt;0);3/((1/[.S31])+(1/[.T31])+(1/[.U31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M32]*[.P32]/([.M32]+[.P32])" office:value-type="float" office:value="0.938479810339394" calcext:value-type="float">
            <text:p>0.9384798103</text:p>
          </table:table-cell>
          <table:table-cell table:formula="of:=2*[.N32]*[.Q32]/([.N32]+[.Q32])" office:value-type="float" office:value="0.237136506214375" calcext:value-type="float">
            <text:p>0.2371365062</text:p>
          </table:table-cell>
          <table:table-cell table:formula="of:=2*[.O32]*[.R32]/([.O32]+[.R32])" office:value-type="float" office:value="0.302262137983833" calcext:value-type="float">
            <text:p>0.302262138</text:p>
          </table:table-cell>
          <table:table-cell table:formula="of:=IF(AND([.S32]&gt;0;[.T32]&gt;0;[.U32]&gt;0);3/((1/[.S32])+(1/[.T32])+(1/[.U32])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M33]*[.P33]/([.M33]+[.P33])" office:value-type="float" office:value="0.940086723859904" calcext:value-type="float">
            <text:p>0.9400867239</text:p>
          </table:table-cell>
          <table:table-cell table:formula="of:=2*[.N33]*[.Q33]/([.N33]+[.Q33])" office:value-type="float" office:value="0.202847110680963" calcext:value-type="float">
            <text:p>0.2028471107</text:p>
          </table:table-cell>
          <table:table-cell table:formula="of:=2*[.O33]*[.R33]/([.O33]+[.R33])" office:value-type="float" office:value="0.178979714880134" calcext:value-type="float">
            <text:p>0.1789797149</text:p>
          </table:table-cell>
          <table:table-cell table:formula="of:=IF(AND([.S33]&gt;0;[.T33]&gt;0;[.U33]&gt;0);3/((1/[.S33])+(1/[.T33])+(1/[.U33])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M34]*[.P34]/([.M34]+[.P34])" office:value-type="float" office:value="0.947397005429893" calcext:value-type="float">
            <text:p>0.9473970054</text:p>
          </table:table-cell>
          <table:table-cell table:formula="of:=2*[.N34]*[.Q34]/([.N34]+[.Q34])" office:value-type="float" office:value="0.275179924240385" calcext:value-type="float">
            <text:p>0.2751799242</text:p>
          </table:table-cell>
          <table:table-cell table:formula="of:=2*[.O34]*[.R34]/([.O34]+[.R34])" office:value-type="float" office:value="0.301887005868551" calcext:value-type="float">
            <text:p>0.3018870059</text:p>
          </table:table-cell>
          <table:table-cell table:formula="of:=IF(AND([.S34]&gt;0;[.T34]&gt;0;[.U34]&gt;0);3/((1/[.S34])+(1/[.T34])+(1/[.U34])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M35]*[.P35]/([.M35]+[.P35])" office:value-type="float" office:value="0.959490300833451" calcext:value-type="float">
            <text:p>0.9594903008</text:p>
          </table:table-cell>
          <table:table-cell table:formula="of:=2*[.N35]*[.Q35]/([.N35]+[.Q35])" office:value-type="float" office:value="0.377983844222279" calcext:value-type="float">
            <text:p>0.3779838442</text:p>
          </table:table-cell>
          <table:table-cell table:formula="of:=2*[.O35]*[.R35]/([.O35]+[.R35])" office:value-type="float" office:value="0.501524591316993" calcext:value-type="float">
            <text:p>0.5015245913</text:p>
          </table:table-cell>
          <table:table-cell table:formula="of:=IF(AND([.S35]&gt;0;[.T35]&gt;0;[.U35]&gt;0);3/((1/[.S35])+(1/[.T35])+(1/[.U35])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M36]*[.P36]/([.M36]+[.P36])" office:value-type="float" office:value="0.949708171172516" calcext:value-type="float">
            <text:p>0.9497081712</text:p>
          </table:table-cell>
          <table:table-cell table:formula="of:=2*[.N36]*[.Q36]/([.N36]+[.Q36])" office:value-type="float" office:value="0.33053689149695" calcext:value-type="float">
            <text:p>0.3305368915</text:p>
          </table:table-cell>
          <table:table-cell table:formula="of:=2*[.O36]*[.R36]/([.O36]+[.R36])" office:value-type="float" office:value="0.311110649723382" calcext:value-type="float">
            <text:p>0.3111106497</text:p>
          </table:table-cell>
          <table:table-cell table:formula="of:=IF(AND([.S36]&gt;0;[.T36]&gt;0;[.U36]&gt;0);3/((1/[.S36])+(1/[.T36])+(1/[.U36])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M37]*[.P37]/([.M37]+[.P37])" office:value-type="float" office:value="0.959788141349478" calcext:value-type="float">
            <text:p>0.9597881413</text:p>
          </table:table-cell>
          <table:table-cell table:formula="of:=2*[.N37]*[.Q37]/([.N37]+[.Q37])" office:value-type="float" office:value="0.401961006761198" calcext:value-type="float">
            <text:p>0.4019610068</text:p>
          </table:table-cell>
          <table:table-cell table:formula="of:=2*[.O37]*[.R37]/([.O37]+[.R37])" office:value-type="float" office:value="0.464730448270503" calcext:value-type="float">
            <text:p>0.4647304483</text:p>
          </table:table-cell>
          <table:table-cell table:formula="of:=IF(AND([.S37]&gt;0;[.T37]&gt;0;[.U37]&gt;0);3/((1/[.S37])+(1/[.T37])+(1/[.U37])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M38]*[.P38]/([.M38]+[.P38])" office:value-type="float" office:value="0.949322049926047" calcext:value-type="float">
            <text:p>0.9493220499</text:p>
          </table:table-cell>
          <table:table-cell table:formula="of:=2*[.N38]*[.Q38]/([.N38]+[.Q38])" office:value-type="float" office:value="0.305778281283722" calcext:value-type="float">
            <text:p>0.3057782813</text:p>
          </table:table-cell>
          <table:table-cell table:formula="of:=2*[.O38]*[.R38]/([.O38]+[.R38])" office:value-type="float" office:value="0.323501145526616" calcext:value-type="float">
            <text:p>0.3235011455</text:p>
          </table:table-cell>
          <table:table-cell table:formula="of:=IF(AND([.S38]&gt;0;[.T38]&gt;0;[.U38]&gt;0);3/((1/[.S38])+(1/[.T38])+(1/[.U38])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M39]*[.P39]/([.M39]+[.P39])" office:value-type="float" office:value="0.959069321282584" calcext:value-type="float">
            <text:p>0.9590693213</text:p>
          </table:table-cell>
          <table:table-cell table:formula="of:=2*[.N39]*[.Q39]/([.N39]+[.Q39])" office:value-type="float" office:value="0.40697670457003" calcext:value-type="float">
            <text:p>0.4069767046</text:p>
          </table:table-cell>
          <table:table-cell table:formula="of:=2*[.O39]*[.R39]/([.O39]+[.R39])" office:value-type="float" office:value="0.459016613157743" calcext:value-type="float">
            <text:p>0.4590166132</text:p>
          </table:table-cell>
          <table:table-cell table:formula="of:=IF(AND([.S39]&gt;0;[.T39]&gt;0;[.U39]&gt;0);3/((1/[.S39])+(1/[.T39])+(1/[.U39])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M40]*[.P40]/([.M40]+[.P40])" office:value-type="float" office:value="0.947373086173421" calcext:value-type="float">
            <text:p>0.9473730862</text:p>
          </table:table-cell>
          <table:table-cell table:formula="of:=2*[.N40]*[.Q40]/([.N40]+[.Q40])" office:value-type="float" office:value="0.275000347576496" calcext:value-type="float">
            <text:p>0.2750003476</text:p>
          </table:table-cell>
          <table:table-cell table:formula="of:=2*[.O40]*[.R40]/([.O40]+[.R40])" office:value-type="float" office:value="0.268686525252221" calcext:value-type="float">
            <text:p>0.2686865253</text:p>
          </table:table-cell>
          <table:table-cell table:formula="of:=IF(AND([.S40]&gt;0;[.T40]&gt;0;[.U40]&gt;0);3/((1/[.S40])+(1/[.T40])+(1/[.U40]));0)" office:value-type="float" office:value="0.356560531544728" calcext:value-type="float">
            <text:p>0.356560531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M41]*[.P41]/([.M41]+[.P41])" office:value-type="float" office:value="0.952094683375089" calcext:value-type="float">
            <text:p>0.9520946834</text:p>
          </table:table-cell>
          <table:table-cell table:formula="of:=2*[.N41]*[.Q41]/([.N41]+[.Q41])" office:value-type="float" office:value="0.356435655719938" calcext:value-type="float">
            <text:p>0.3564356557</text:p>
          </table:table-cell>
          <table:table-cell table:formula="of:=2*[.O41]*[.R41]/([.O41]+[.R41])" office:value-type="float" office:value="0.405271707769538" calcext:value-type="float">
            <text:p>0.4052717078</text:p>
          </table:table-cell>
          <table:table-cell table:formula="of:=IF(AND([.S41]&gt;0;[.T41]&gt;0;[.U41]&gt;0);3/((1/[.S41])+(1/[.T41])+(1/[.U41])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M42]*[.P42]/([.M42]+[.P42])" office:value-type="float" office:value="0.931390944420281" calcext:value-type="float">
            <text:p>0.9313909444</text:p>
          </table:table-cell>
          <table:table-cell table:formula="of:=2*[.N42]*[.Q42]/([.N42]+[.Q42])" office:value-type="float" office:value="0.012547056121434" calcext:value-type="float">
            <text:p>0.0125470561</text:p>
          </table:table-cell>
          <table:table-cell table:formula="of:=2*[.O42]*[.R42]/([.O42]+[.R42])" office:value-type="float" office:value="0" calcext:value-type="float">
            <text:p>0</text:p>
          </table:table-cell>
          <table:table-cell table:formula="of:=IF(AND([.S42]&gt;0;[.T42]&gt;0;[.U42]&gt;0);3/((1/[.S42])+(1/[.T42])+(1/[.U4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M43]*[.P43]/([.M43]+[.P43])" office:value-type="float" office:value="0.92715197431349" calcext:value-type="float">
            <text:p>0.9271519743</text:p>
          </table:table-cell>
          <table:table-cell table:formula="of:=2*[.N43]*[.Q43]/([.N43]+[.Q43])" office:value-type="float" office:value="0.1984499254223" calcext:value-type="float">
            <text:p>0.1984499254</text:p>
          </table:table-cell>
          <table:table-cell table:formula="of:=2*[.O43]*[.R43]/([.O43]+[.R43])" office:value-type="float" office:value="0.174720847826762" calcext:value-type="float">
            <text:p>0.1747208478</text:p>
          </table:table-cell>
          <table:table-cell table:formula="of:=IF(AND([.S43]&gt;0;[.T43]&gt;0;[.U43]&gt;0);3/((1/[.S43])+(1/[.T43])+(1/[.U43]));0)" office:value-type="float" office:value="0.253356084954471" calcext:value-type="float">
            <text:p>0.2533560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M44]*[.P44]/([.M44]+[.P44])" office:value-type="float" office:value="0.939513204134534" calcext:value-type="float">
            <text:p>0.9395132041</text:p>
          </table:table-cell>
          <table:table-cell table:formula="of:=2*[.N44]*[.Q44]/([.N44]+[.Q44])" office:value-type="float" office:value="0.245587889369586" calcext:value-type="float">
            <text:p>0.2455878894</text:p>
          </table:table-cell>
          <table:table-cell table:formula="of:=2*[.O44]*[.R44]/([.O44]+[.R44])" office:value-type="float" office:value="0.232232261198135" calcext:value-type="float">
            <text:p>0.2322322612</text:p>
          </table:table-cell>
          <table:table-cell table:formula="of:=IF(AND([.S44]&gt;0;[.T44]&gt;0;[.U44]&gt;0);3/((1/[.S44])+(1/[.T44])+(1/[.U44]));0)" office:value-type="float" office:value="0.317719974880672" calcext:value-type="float">
            <text:p>0.31771997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M45]*[.P45]/([.M45]+[.P45])" office:value-type="float" office:value="0.938033831215722" calcext:value-type="float">
            <text:p>0.9380338312</text:p>
          </table:table-cell>
          <table:table-cell table:formula="of:=2*[.N45]*[.Q45]/([.N45]+[.Q45])" office:value-type="float" office:value="0.196604069216288" calcext:value-type="float">
            <text:p>0.1966040692</text:p>
          </table:table-cell>
          <table:table-cell table:formula="of:=2*[.O45]*[.R45]/([.O45]+[.R45])" office:value-type="float" office:value="0.110471764112816" calcext:value-type="float">
            <text:p>0.1104717641</text:p>
          </table:table-cell>
          <table:table-cell table:formula="of:=IF(AND([.S45]&gt;0;[.T45]&gt;0;[.U45]&gt;0);3/((1/[.S45])+(1/[.T45])+(1/[.U45])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M46]*[.P46]/([.M46]+[.P46])" office:value-type="float" office:value="0.959999991818818" calcext:value-type="float">
            <text:p>0.9599999918</text:p>
          </table:table-cell>
          <table:table-cell table:formula="of:=2*[.N46]*[.Q46]/([.N46]+[.Q46])" office:value-type="float" office:value="0.398977240775502" calcext:value-type="float">
            <text:p>0.3989772408</text:p>
          </table:table-cell>
          <table:table-cell table:formula="of:=2*[.O46]*[.R46]/([.O46]+[.R46])" office:value-type="float" office:value="0.449612796334404" calcext:value-type="float">
            <text:p>0.4496127963</text:p>
          </table:table-cell>
          <table:table-cell table:formula="of:=IF(AND([.S46]&gt;0;[.T46]&gt;0;[.U46]&gt;0);3/((1/[.S46])+(1/[.T46])+(1/[.U46]));0)" office:value-type="float" office:value="0.519731494200636" calcext:value-type="float">
            <text:p>0.519731494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M47]*[.P47]/([.M47]+[.P47])" office:value-type="float" office:value="0.954655369347162" calcext:value-type="float">
            <text:p>0.9546553693</text:p>
          </table:table-cell>
          <table:table-cell table:formula="of:=2*[.N47]*[.Q47]/([.N47]+[.Q47])" office:value-type="float" office:value="0.365853568988166" calcext:value-type="float">
            <text:p>0.365853569</text:p>
          </table:table-cell>
          <table:table-cell table:formula="of:=2*[.O47]*[.R47]/([.O47]+[.R47])" office:value-type="float" office:value="0.291999826099968" calcext:value-type="float">
            <text:p>0.2919998261</text:p>
          </table:table-cell>
          <table:table-cell table:formula="of:=IF(AND([.S47]&gt;0;[.T47]&gt;0;[.U47]&gt;0);3/((1/[.S47])+(1/[.T47])+(1/[.U47])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M48]*[.P48]/([.M48]+[.P48])" office:value-type="float" office:value="0.960403415010546" calcext:value-type="float">
            <text:p>0.960403415</text:p>
          </table:table-cell>
          <table:table-cell table:formula="of:=2*[.N48]*[.Q48]/([.N48]+[.Q48])" office:value-type="float" office:value="0.418962415085514" calcext:value-type="float">
            <text:p>0.4189624151</text:p>
          </table:table-cell>
          <table:table-cell table:formula="of:=2*[.O48]*[.R48]/([.O48]+[.R48])" office:value-type="float" office:value="0.49959211459087" calcext:value-type="float">
            <text:p>0.4995921146</text:p>
          </table:table-cell>
          <table:table-cell table:formula="of:=IF(AND([.S48]&gt;0;[.T48]&gt;0;[.U48]&gt;0);3/((1/[.S48])+(1/[.T48])+(1/[.U48]));0)" office:value-type="float" office:value="0.552515600434204" calcext:value-type="float">
            <text:p>0.552515600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M49]*[.P49]/([.M49]+[.P49])" office:value-type="float" office:value="0.954107973371387" calcext:value-type="float">
            <text:p>0.9541079734</text:p>
          </table:table-cell>
          <table:table-cell table:formula="of:=2*[.N49]*[.Q49]/([.N49]+[.Q49])" office:value-type="float" office:value="0.368311103832807" calcext:value-type="float">
            <text:p>0.3683111038</text:p>
          </table:table-cell>
          <table:table-cell table:formula="of:=2*[.O49]*[.R49]/([.O49]+[.R49])" office:value-type="float" office:value="0.32637578430048" calcext:value-type="float">
            <text:p>0.3263757843</text:p>
          </table:table-cell>
          <table:table-cell table:formula="of:=IF(AND([.S49]&gt;0;[.T49]&gt;0;[.U49]&gt;0);3/((1/[.S49])+(1/[.T49])+(1/[.U49])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M50]*[.P50]/([.M50]+[.P50])" office:value-type="float" office:value="0.952257654689158" calcext:value-type="float">
            <text:p>0.9522576547</text:p>
          </table:table-cell>
          <table:table-cell table:formula="of:=2*[.N50]*[.Q50]/([.N50]+[.Q50])" office:value-type="float" office:value="0.362968085260562" calcext:value-type="float">
            <text:p>0.3629680853</text:p>
          </table:table-cell>
          <table:table-cell table:formula="of:=2*[.O50]*[.R50]/([.O50]+[.R50])" office:value-type="float" office:value="0.33141805390401" calcext:value-type="float">
            <text:p>0.3314180539</text:p>
          </table:table-cell>
          <table:table-cell table:formula="of:=IF(AND([.S50]&gt;0;[.T50]&gt;0;[.U50]&gt;0);3/((1/[.S50])+(1/[.T50])+(1/[.U50]));0)" office:value-type="float" office:value="0.439719173695366" calcext:value-type="float">
            <text:p>0.439719173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M51]*[.P51]/([.M51]+[.P51])" office:value-type="float" office:value="0.958747395721769" calcext:value-type="float">
            <text:p>0.9587473957</text:p>
          </table:table-cell>
          <table:table-cell table:formula="of:=2*[.N51]*[.Q51]/([.N51]+[.Q51])" office:value-type="float" office:value="0.394141045217836" calcext:value-type="float">
            <text:p>0.3941410452</text:p>
          </table:table-cell>
          <table:table-cell table:formula="of:=2*[.O51]*[.R51]/([.O51]+[.R51])" office:value-type="float" office:value="0.449399784683932" calcext:value-type="float">
            <text:p>0.4493997847</text:p>
          </table:table-cell>
          <table:table-cell table:formula="of:=IF(AND([.S51]&gt;0;[.T51]&gt;0;[.U51]&gt;0);3/((1/[.S51])+(1/[.T51])+(1/[.U51]));0)" office:value-type="float" office:value="0.51676198299383" calcext:value-type="float">
            <text:p>0.51676198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M52]*[.P52]/([.M52]+[.P52])" office:value-type="float" office:value="0.928443551569738" calcext:value-type="float">
            <text:p>0.9284435516</text:p>
          </table:table-cell>
          <table:table-cell table:formula="of:=2*[.N52]*[.Q52]/([.N52]+[.Q52])" office:value-type="float" office:value="0.17028673860749" calcext:value-type="float">
            <text:p>0.1702867386</text:p>
          </table:table-cell>
          <table:table-cell table:formula="of:=2*[.O52]*[.R52]/([.O52]+[.R52])" office:value-type="float" office:value="0.187156323467498" calcext:value-type="float">
            <text:p>0.1871563235</text:p>
          </table:table-cell>
          <table:table-cell table:formula="of:=IF(AND([.S52]&gt;0;[.T52]&gt;0;[.U52]&gt;0);3/((1/[.S52])+(1/[.T52])+(1/[.U52]));0)" office:value-type="float" office:value="0.24404834672513" calcext:value-type="float">
            <text:p>0.24404834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M53]*[.P53]/([.M53]+[.P53])" office:value-type="float" office:value="0.93200039807134" calcext:value-type="float">
            <text:p>0.9320003981</text:p>
          </table:table-cell>
          <table:table-cell table:formula="of:=2*[.N53]*[.Q53]/([.N53]+[.Q53])" office:value-type="float" office:value="0.0506024878432257" calcext:value-type="float">
            <text:p>0.0506024878</text:p>
          </table:table-cell>
          <table:table-cell table:formula="of:=2*[.O53]*[.R53]/([.O53]+[.R53])" office:value-type="float" office:value="0" calcext:value-type="float">
            <text:p>0</text:p>
          </table:table-cell>
          <table:table-cell table:formula="of:=IF(AND([.S53]&gt;0;[.T53]&gt;0;[.U53]&gt;0);3/((1/[.S53])+(1/[.T53])+(1/[.U53]));0)" office:value-type="float" office:value="0" calcext:value-type="float">
            <text:p>0</text:p>
          </table:table-cell>
        </table:table-row>
      </table:table>
      <table:table table:name="Data" table:style-name="ta1">
        <table:shapes>
          <draw:frame draw:z-index="0" draw:style-name="gr1" draw:text-style-name="P1" svg:width="15.999cm" svg:height="8.999cm" svg:x="71.109cm" svg:y="1.82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window_siz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windowing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train_files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[NONE]</text:p>
          </table:table-cell>
          <table:table-cell office:value-type="string" calcext:value-type="string">
            <text:p>P[COMMA]</text:p>
          </table:table-cell>
          <table:table-cell office:value-type="string" calcext:value-type="string">
            <text:p>P[PERIOD]</text:p>
          </table:table-cell>
          <table:table-cell office:value-type="string" calcext:value-type="string">
            <text:p>R[NONE]</text:p>
          </table:table-cell>
          <table:table-cell office:value-type="string" calcext:value-type="string">
            <text:p>R[COMMA]</text:p>
          </table:table-cell>
          <table:table-cell office:value-type="string" calcext:value-type="string">
            <text:p>R[PERIOD]</text:p>
          </table:table-cell>
          <table:table-cell office:value-type="string" calcext:value-type="string">
            <text:p>F1[NONE]</text:p>
          </table:table-cell>
          <table:table-cell office:value-type="string" calcext:value-type="string">
            <text:p>F1[COMMA]</text:p>
          </table:table-cell>
          <table:table-cell office:value-type="string" calcext:value-type="string">
            <text:p>F1[PERIOD]</text:p>
          </table:table-cell>
          <table:table-cell office:value-type="string" calcext:value-type="string">
            <text:p>F1-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];&quot;-&quot;;[.B2])" office:value-type="string" office:string-value="1-0" calcext:value-type="string">
            <text:p>1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I2]*[.L2]/([.I2]+[.L2])" office:value-type="float" office:value="0.936001746988875" calcext:value-type="float">
            <text:p>0.936001747</text:p>
          </table:table-cell>
          <table:table-cell table:formula="of:=2*[.J2]*[.M2]/([.J2]+[.M2])" office:value-type="float" office:value="0.119866753172264" calcext:value-type="float">
            <text:p>0.1198667532</text:p>
          </table:table-cell>
          <table:table-cell table:formula="of:=IF([.K2]=-1;0;2*[.K2]*[.N2]/([.K2]+[.N2]))" office:value-type="float" office:value="0.1643518739369" calcext:value-type="float">
            <text:p>0.1643518739</text:p>
          </table:table-cell>
          <table:table-cell table:formula="of:=IF(AND([.O2]&gt;0;[.P2]&gt;0;[.Q2]&gt;0);3/((1/[.O2])+(1/[.P2])+(1/[.Q2])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3];&quot;-&quot;;[.B3])" office:value-type="string" office:string-value="1-0" calcext:value-type="string">
            <text:p>1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I3]*[.L3]/([.I3]+[.L3])" office:value-type="float" office:value="0.933845735282044" calcext:value-type="float">
            <text:p>0.9338457353</text:p>
          </table:table-cell>
          <table:table-cell table:formula="of:=2*[.J3]*[.M3]/([.J3]+[.M3])" office:value-type="float" office:value="0.0763006582779164" calcext:value-type="float">
            <text:p>0.0763006583</text:p>
          </table:table-cell>
          <table:table-cell table:formula="of:=IF([.K3]=-1;0;2*[.K3]*[.N3]/([.K3]+[.N3]))" office:value-type="float" office:value="0" calcext:value-type="float">
            <text:p>0</text:p>
          </table:table-cell>
          <table:table-cell table:formula="of:=IF(AND([.O3]&gt;0;[.P3]&gt;0;[.Q3]&gt;0);3/((1/[.O3])+(1/[.P3])+(1/[.Q3]))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4];&quot;-&quot;;[.B4])" office:value-type="string" office:string-value="1-1" calcext:value-type="string">
            <text:p>1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I4]*[.L4]/([.I4]+[.L4])" office:value-type="float" office:value="0.92797963371348" calcext:value-type="float">
            <text:p>0.9279796337</text:p>
          </table:table-cell>
          <table:table-cell table:formula="of:=2*[.J4]*[.M4]/([.J4]+[.M4])" office:value-type="float" office:value="0.133462327690253" calcext:value-type="float">
            <text:p>0.1334623277</text:p>
          </table:table-cell>
          <table:table-cell table:formula="of:=IF([.K4]=-1;0;2*[.K4]*[.N4]/([.K4]+[.N4]))" office:value-type="float" office:value="0.0639999403519981" calcext:value-type="float">
            <text:p>0.0639999404</text:p>
          </table:table-cell>
          <table:table-cell table:formula="of:=IF(AND([.O4]&gt;0;[.P4]&gt;0;[.Q4]&gt;0);3/((1/[.O4])+(1/[.P4])+(1/[.Q4]));0)" office:value-type="float" office:value="0.123990636146827" calcext:value-type="float">
            <text:p>0.12399063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5];&quot;-&quot;;[.B5])" office:value-type="string" office:string-value="1-1" calcext:value-type="string">
            <text:p>1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I5]*[.L5]/([.I5]+[.L5])" office:value-type="float" office:value="0.931219114251741" calcext:value-type="float">
            <text:p>0.9312191143</text:p>
          </table:table-cell>
          <table:table-cell table:formula="of:=2*[.J5]*[.M5]/([.J5]+[.M5])" office:value-type="float" office:value="0.0100502490498977" calcext:value-type="float">
            <text:p>0.010050249</text:p>
          </table:table-cell>
          <table:table-cell table:formula="of:=IF([.K5]=-1;0;2*[.K5]*[.N5]/([.K5]+[.N5]))" office:value-type="float" office:value="0" calcext:value-type="float">
            <text:p>0</text:p>
          </table:table-cell>
          <table:table-cell table:formula="of:=IF(AND([.O5]&gt;0;[.P5]&gt;0;[.Q5]&gt;0);3/((1/[.O5])+(1/[.P5])+(1/[.Q5])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6];&quot;-&quot;;[.B6])" office:value-type="string" office:string-value="5-0" calcext:value-type="string">
            <text:p>5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I6]*[.L6]/([.I6]+[.L6])" office:value-type="float" office:value="0.938125679569676" calcext:value-type="float">
            <text:p>0.9381256796</text:p>
          </table:table-cell>
          <table:table-cell table:formula="of:=2*[.J6]*[.M6]/([.J6]+[.M6])" office:value-type="float" office:value="0.205457275250888" calcext:value-type="float">
            <text:p>0.2054572753</text:p>
          </table:table-cell>
          <table:table-cell table:formula="of:=IF([.K6]=-1;0;2*[.K6]*[.N6]/([.K6]+[.N6]))" office:value-type="float" office:value="0.351372513594155" calcext:value-type="float">
            <text:p>0.3513725136</text:p>
          </table:table-cell>
          <table:table-cell table:formula="of:=IF(AND([.O6]&gt;0;[.P6]&gt;0;[.Q6]&gt;0);3/((1/[.O6])+(1/[.P6])+(1/[.Q6])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7];&quot;-&quot;;[.B7])" office:value-type="string" office:string-value="5-0" calcext:value-type="string">
            <text:p>5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I7]*[.L7]/([.I7]+[.L7])" office:value-type="float" office:value="0.938597735682506" calcext:value-type="float">
            <text:p>0.9385977357</text:p>
          </table:table-cell>
          <table:table-cell table:formula="of:=2*[.J7]*[.M7]/([.J7]+[.M7])" office:value-type="float" office:value="0.178937625556168" calcext:value-type="float">
            <text:p>0.1789376256</text:p>
          </table:table-cell>
          <table:table-cell table:formula="of:=IF([.K7]=-1;0;2*[.K7]*[.N7]/([.K7]+[.N7]))" office:value-type="float" office:value="0.132287049271043" calcext:value-type="float">
            <text:p>0.1322870493</text:p>
          </table:table-cell>
          <table:table-cell table:formula="of:=IF(AND([.O7]&gt;0;[.P7]&gt;0;[.Q7]&gt;0);3/((1/[.O7])+(1/[.P7])+(1/[.Q7])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8];&quot;-&quot;;[.B8])" office:value-type="string" office:string-value="5-1" calcext:value-type="string">
            <text:p>5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I8]*[.L8]/([.I8]+[.L8])" office:value-type="float" office:value="0.956557955580562" calcext:value-type="float">
            <text:p>0.9565579556</text:p>
          </table:table-cell>
          <table:table-cell table:formula="of:=2*[.J8]*[.M8]/([.J8]+[.M8])" office:value-type="float" office:value="0.342315688892378" calcext:value-type="float">
            <text:p>0.3423156889</text:p>
          </table:table-cell>
          <table:table-cell table:formula="of:=IF([.K8]=-1;0;2*[.K8]*[.N8]/([.K8]+[.N8]))" office:value-type="float" office:value="0.46822760374322" calcext:value-type="float">
            <text:p>0.4682276037</text:p>
          </table:table-cell>
          <table:table-cell table:formula="of:=IF(AND([.O8]&gt;0;[.P8]&gt;0;[.Q8]&gt;0);3/((1/[.O8])+(1/[.P8])+(1/[.Q8])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9];&quot;-&quot;;[.B9])" office:value-type="string" office:string-value="5-1" calcext:value-type="string">
            <text:p>5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I9]*[.L9]/([.I9]+[.L9])" office:value-type="float" office:value="0.954804193772662" calcext:value-type="float">
            <text:p>0.9548041938</text:p>
          </table:table-cell>
          <table:table-cell table:formula="of:=2*[.J9]*[.M9]/([.J9]+[.M9])" office:value-type="float" office:value="0.335442593749956" calcext:value-type="float">
            <text:p>0.3354425937</text:p>
          </table:table-cell>
          <table:table-cell table:formula="of:=IF([.K9]=-1;0;2*[.K9]*[.N9]/([.K9]+[.N9]))" office:value-type="float" office:value="0.37890997295072" calcext:value-type="float">
            <text:p>0.378909973</text:p>
          </table:table-cell>
          <table:table-cell table:formula="of:=IF(AND([.O9]&gt;0;[.P9]&gt;0;[.Q9]&gt;0);3/((1/[.O9])+(1/[.P9])+(1/[.Q9])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10];&quot;-&quot;;[.B10])" office:value-type="string" office:string-value="5-2" calcext:value-type="string">
            <text:p>5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I10]*[.L10]/([.I10]+[.L10])" office:value-type="float" office:value="0.957648384326387" calcext:value-type="float">
            <text:p>0.9576483843</text:p>
          </table:table-cell>
          <table:table-cell table:formula="of:=2*[.J10]*[.M10]/([.J10]+[.M10])" office:value-type="float" office:value="0.3400575853922" calcext:value-type="float">
            <text:p>0.3400575854</text:p>
          </table:table-cell>
          <table:table-cell table:formula="of:=IF([.K10]=-1;0;2*[.K10]*[.N10]/([.K10]+[.N10]))" office:value-type="float" office:value="0.521290187408837" calcext:value-type="float">
            <text:p>0.5212901874</text:p>
          </table:table-cell>
          <table:table-cell table:formula="of:=IF(AND([.O10]&gt;0;[.P10]&gt;0;[.Q10]&gt;0);3/((1/[.O10])+(1/[.P10])+(1/[.Q10])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11];&quot;-&quot;;[.B11])" office:value-type="string" office:string-value="5-2" calcext:value-type="string">
            <text:p>5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I11]*[.L11]/([.I11]+[.L11])" office:value-type="float" office:value="0.947859588471897" calcext:value-type="float">
            <text:p>0.9478595885</text:p>
          </table:table-cell>
          <table:table-cell table:formula="of:=2*[.J11]*[.M11]/([.J11]+[.M11])" office:value-type="float" office:value="0.300171635557432" calcext:value-type="float">
            <text:p>0.3001716356</text:p>
          </table:table-cell>
          <table:table-cell table:formula="of:=IF([.K11]=-1;0;2*[.K11]*[.N11]/([.K11]+[.N11]))" office:value-type="float" office:value="0.251545908597977" calcext:value-type="float">
            <text:p>0.2515459086</text:p>
          </table:table-cell>
          <table:table-cell table:formula="of:=IF(AND([.O11]&gt;0;[.P11]&gt;0;[.Q11]&gt;0);3/((1/[.O11])+(1/[.P11])+(1/[.Q11])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12];&quot;-&quot;;[.B12])" office:value-type="string" office:string-value="5-3" calcext:value-type="string">
            <text:p>5-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I12]*[.L12]/([.I12]+[.L12])" office:value-type="float" office:value="0.957291353706043" calcext:value-type="float">
            <text:p>0.9572913537</text:p>
          </table:table-cell>
          <table:table-cell table:formula="of:=2*[.J12]*[.M12]/([.J12]+[.M12])" office:value-type="float" office:value="0.378510328838438" calcext:value-type="float">
            <text:p>0.3785103288</text:p>
          </table:table-cell>
          <table:table-cell table:formula="of:=IF([.K12]=-1;0;2*[.K12]*[.N12]/([.K12]+[.N12]))" office:value-type="float" office:value="0.452496144324639" calcext:value-type="float">
            <text:p>0.4524961443</text:p>
          </table:table-cell>
          <table:table-cell table:formula="of:=IF(AND([.O12]&gt;0;[.P12]&gt;0;[.Q12]&gt;0);3/((1/[.O12])+(1/[.P12])+(1/[.Q12])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13];&quot;-&quot;;[.B13])" office:value-type="string" office:string-value="5-3" calcext:value-type="string">
            <text:p>5-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I13]*[.L13]/([.I13]+[.L13])" office:value-type="float" office:value="0.946767289337806" calcext:value-type="float">
            <text:p>0.9467672893</text:p>
          </table:table-cell>
          <table:table-cell table:formula="of:=2*[.J13]*[.M13]/([.J13]+[.M13])" office:value-type="float" office:value="0.293165322421197" calcext:value-type="float">
            <text:p>0.2931653224</text:p>
          </table:table-cell>
          <table:table-cell table:formula="of:=IF([.K13]=-1;0;2*[.K13]*[.N13]/([.K13]+[.N13]))" office:value-type="float" office:value="0.279162624413864" calcext:value-type="float">
            <text:p>0.2791626244</text:p>
          </table:table-cell>
          <table:table-cell table:formula="of:=IF(AND([.O13]&gt;0;[.P13]&gt;0;[.Q13]&gt;0);3/((1/[.O13])+(1/[.P13])+(1/[.Q13])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14];&quot;-&quot;;[.B14])" office:value-type="string" office:string-value="5-4" calcext:value-type="string">
            <text:p>5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I14]*[.L14]/([.I14]+[.L14])" office:value-type="float" office:value="0.949995249312736" calcext:value-type="float">
            <text:p>0.9499952493</text:p>
          </table:table-cell>
          <table:table-cell table:formula="of:=2*[.J14]*[.M14]/([.J14]+[.M14])" office:value-type="float" office:value="0.348759390142754" calcext:value-type="float">
            <text:p>0.3487593901</text:p>
          </table:table-cell>
          <table:table-cell table:formula="of:=IF([.K14]=-1;0;2*[.K14]*[.N14]/([.K14]+[.N14]))" office:value-type="float" office:value="0.377833730764104" calcext:value-type="float">
            <text:p>0.3778337308</text:p>
          </table:table-cell>
          <table:table-cell table:formula="of:=IF(AND([.O14]&gt;0;[.P14]&gt;0;[.Q14]&gt;0);3/((1/[.O14])+(1/[.P14])+(1/[.Q14])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15];&quot;-&quot;;[.B15])" office:value-type="string" office:string-value="5-4" calcext:value-type="string">
            <text:p>5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I15]*[.L15]/([.I15]+[.L15])" office:value-type="float" office:value="0.943728745828778" calcext:value-type="float">
            <text:p>0.9437287458</text:p>
          </table:table-cell>
          <table:table-cell table:formula="of:=2*[.J15]*[.M15]/([.J15]+[.M15])" office:value-type="float" office:value="0.2377756678932" calcext:value-type="float">
            <text:p>0.2377756679</text:p>
          </table:table-cell>
          <table:table-cell table:formula="of:=IF([.K15]=-1;0;2*[.K15]*[.N15]/([.K15]+[.N15]))" office:value-type="float" office:value="0.197610867722423" calcext:value-type="float">
            <text:p>0.1976108677</text:p>
          </table:table-cell>
          <table:table-cell table:formula="of:=IF(AND([.O15]&gt;0;[.P15]&gt;0;[.Q15]&gt;0);3/((1/[.O15])+(1/[.P15])+(1/[.Q15]));0)" office:value-type="float" office:value="0.290536591729492" calcext:value-type="float">
            <text:p>0.290536591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16];&quot;-&quot;;[.B16])" office:value-type="string" office:string-value="5-5" calcext:value-type="string">
            <text:p>5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I16]*[.L16]/([.I16]+[.L16])" office:value-type="float" office:value="0.924777943289094" calcext:value-type="float">
            <text:p>0.9247779433</text:p>
          </table:table-cell>
          <table:table-cell table:formula="of:=2*[.J16]*[.M16]/([.J16]+[.M16])" office:value-type="float" office:value="0.184011895824816" calcext:value-type="float">
            <text:p>0.1840118958</text:p>
          </table:table-cell>
          <table:table-cell table:formula="of:=IF([.K16]=-1;0;2*[.K16]*[.N16]/([.K16]+[.N16]))" office:value-type="float" office:value="0.147447664205603" calcext:value-type="float">
            <text:p>0.1474476642</text:p>
          </table:table-cell>
          <table:table-cell table:formula="of:=IF(AND([.O16]&gt;0;[.P16]&gt;0;[.Q16]&gt;0);3/((1/[.O16])+(1/[.P16])+(1/[.Q16]));0)" office:value-type="float" office:value="0.225600559549318" calcext:value-type="float">
            <text:p>0.225600559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17];&quot;-&quot;;[.B17])" office:value-type="string" office:string-value="5-5" calcext:value-type="string">
            <text:p>5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I17]*[.L17]/([.I17]+[.L17])" office:value-type="float" office:value="0.931438442821636" calcext:value-type="float">
            <text:p>0.9314384428</text:p>
          </table:table-cell>
          <table:table-cell table:formula="of:=2*[.J17]*[.M17]/([.J17]+[.M17])" office:value-type="float" office:value="0.010050247077599" calcext:value-type="float">
            <text:p>0.0100502471</text:p>
          </table:table-cell>
          <table:table-cell table:formula="of:=IF([.K17]=-1;0;2*[.K17]*[.N17]/([.K17]+[.N17]))" office:value-type="float" office:value="0" calcext:value-type="float">
            <text:p>0</text:p>
          </table:table-cell>
          <table:table-cell table:formula="of:=IF(AND([.O17]&gt;0;[.P17]&gt;0;[.Q17]&gt;0);3/((1/[.O17])+(1/[.P17])+(1/[.Q17])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8];&quot;-&quot;;[.B18])" office:value-type="string" office:string-value="8-0" calcext:value-type="string">
            <text:p>8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I18]*[.L18]/([.I18]+[.L18])" office:value-type="float" office:value="0.93977549346987" calcext:value-type="float">
            <text:p>0.9397754935</text:p>
          </table:table-cell>
          <table:table-cell table:formula="of:=2*[.J18]*[.M18]/([.J18]+[.M18])" office:value-type="float" office:value="0.165725460594914" calcext:value-type="float">
            <text:p>0.1657254606</text:p>
          </table:table-cell>
          <table:table-cell table:formula="of:=IF([.K18]=-1;0;2*[.K18]*[.N18]/([.K18]+[.N18]))" office:value-type="float" office:value="0.28235251017284" calcext:value-type="float">
            <text:p>0.2823525102</text:p>
          </table:table-cell>
          <table:table-cell table:formula="of:=IF(AND([.O18]&gt;0;[.P18]&gt;0;[.Q18]&gt;0);3/((1/[.O18])+(1/[.P18])+(1/[.Q18]));0)" office:value-type="float" office:value="0.281959343037623" calcext:value-type="float">
            <text:p>0.281959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9];&quot;-&quot;;[.B19])" office:value-type="string" office:string-value="8-0" calcext:value-type="string">
            <text:p>8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I19]*[.L19]/([.I19]+[.L19])" office:value-type="float" office:value="0.936208855850437" calcext:value-type="float">
            <text:p>0.9362088559</text:p>
          </table:table-cell>
          <table:table-cell table:formula="of:=2*[.J19]*[.M19]/([.J19]+[.M19])" office:value-type="float" office:value="0.170297330102642" calcext:value-type="float">
            <text:p>0.1702973301</text:p>
          </table:table-cell>
          <table:table-cell table:formula="of:=IF([.K19]=-1;0;2*[.K19]*[.N19]/([.K19]+[.N19]))" office:value-type="float" office:value="0.0257400976013908" calcext:value-type="float">
            <text:p>0.0257400976</text:p>
          </table:table-cell>
          <table:table-cell table:formula="of:=IF(AND([.O19]&gt;0;[.P19]&gt;0;[.Q19]&gt;0);3/((1/[.O19])+(1/[.P19])+(1/[.Q19])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20];&quot;-&quot;;[.B20])" office:value-type="string" office:string-value="8-2" calcext:value-type="string">
            <text:p>8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I20]*[.L20]/([.I20]+[.L20])" office:value-type="float" office:value="0.954420508225611" calcext:value-type="float">
            <text:p>0.9544205082</text:p>
          </table:table-cell>
          <table:table-cell table:formula="of:=2*[.J20]*[.M20]/([.J20]+[.M20])" office:value-type="float" office:value="0.371527444921221" calcext:value-type="float">
            <text:p>0.3715274449</text:p>
          </table:table-cell>
          <table:table-cell table:formula="of:=IF([.K20]=-1;0;2*[.K20]*[.N20]/([.K20]+[.N20]))" office:value-type="float" office:value="0.438016618161035" calcext:value-type="float">
            <text:p>0.4380166182</text:p>
          </table:table-cell>
          <table:table-cell table:formula="of:=IF(AND([.O20]&gt;0;[.P20]&gt;0;[.Q20]&gt;0);3/((1/[.O20])+(1/[.P20])+(1/[.Q20]));0)" office:value-type="float" office:value="0.498143105639702" calcext:value-type="float">
            <text:p>0.4981431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21];&quot;-&quot;;[.B21])" office:value-type="string" office:string-value="8-2" calcext:value-type="string">
            <text:p>8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I21]*[.L21]/([.I21]+[.L21])" office:value-type="float" office:value="0.950424756094741" calcext:value-type="float">
            <text:p>0.9504247561</text:p>
          </table:table-cell>
          <table:table-cell table:formula="of:=2*[.J21]*[.M21]/([.J21]+[.M21])" office:value-type="float" office:value="0.365835942249886" calcext:value-type="float">
            <text:p>0.3658359422</text:p>
          </table:table-cell>
          <table:table-cell table:formula="of:=IF([.K21]=-1;0;2*[.K21]*[.N21]/([.K21]+[.N21]))" office:value-type="float" office:value="0.229860173505654" calcext:value-type="float">
            <text:p>0.2298601735</text:p>
          </table:table-cell>
          <table:table-cell table:formula="of:=IF(AND([.O21]&gt;0;[.P21]&gt;0;[.Q21]&gt;0);3/((1/[.O21])+(1/[.P21])+(1/[.Q21])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22];&quot;-&quot;;[.B22])" office:value-type="string" office:string-value="8-4" calcext:value-type="string">
            <text:p>8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I22]*[.L22]/([.I22]+[.L22])" office:value-type="float" office:value="0.956416390082361" calcext:value-type="float">
            <text:p>0.9564163901</text:p>
          </table:table-cell>
          <table:table-cell table:formula="of:=2*[.J22]*[.M22]/([.J22]+[.M22])" office:value-type="float" office:value="0.328089800530152" calcext:value-type="float">
            <text:p>0.3280898005</text:p>
          </table:table-cell>
          <table:table-cell table:formula="of:=IF([.K22]=-1;0;2*[.K22]*[.N22]/([.K22]+[.N22]))" office:value-type="float" office:value="0.453441164545558" calcext:value-type="float">
            <text:p>0.4534411645</text:p>
          </table:table-cell>
          <table:table-cell table:formula="of:=IF(AND([.O22]&gt;0;[.P22]&gt;0;[.Q22]&gt;0);3/((1/[.O22])+(1/[.P22])+(1/[.Q22]));0)" office:value-type="float" office:value="0.476275639055585" calcext:value-type="float">
            <text:p>0.4762756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23];&quot;-&quot;;[.B23])" office:value-type="string" office:string-value="8-4" calcext:value-type="string">
            <text:p>8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I23]*[.L23]/([.I23]+[.L23])" office:value-type="float" office:value="0.951747861343213" calcext:value-type="float">
            <text:p>0.9517478613</text:p>
          </table:table-cell>
          <table:table-cell table:formula="of:=2*[.J23]*[.M23]/([.J23]+[.M23])" office:value-type="float" office:value="0.36800002440975" calcext:value-type="float">
            <text:p>0.3680000244</text:p>
          </table:table-cell>
          <table:table-cell table:formula="of:=IF([.K23]=-1;0;2*[.K23]*[.N23]/([.K23]+[.N23]))" office:value-type="float" office:value="0.2665286177429" calcext:value-type="float">
            <text:p>0.2665286177</text:p>
          </table:table-cell>
          <table:table-cell table:formula="of:=IF(AND([.O23]&gt;0;[.P23]&gt;0;[.Q23]&gt;0);3/((1/[.O23])+(1/[.P23])+(1/[.Q23])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24];&quot;-&quot;;[.B24])" office:value-type="string" office:string-value="8-6" calcext:value-type="string">
            <text:p>8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I24]*[.L24]/([.I24]+[.L24])" office:value-type="float" office:value="0.956424216139682" calcext:value-type="float">
            <text:p>0.9564242161</text:p>
          </table:table-cell>
          <table:table-cell table:formula="of:=2*[.J24]*[.M24]/([.J24]+[.M24])" office:value-type="float" office:value="0.352173748619911" calcext:value-type="float">
            <text:p>0.3521737486</text:p>
          </table:table-cell>
          <table:table-cell table:formula="of:=IF([.K24]=-1;0;2*[.K24]*[.N24]/([.K24]+[.N24]))" office:value-type="float" office:value="0.426483159930419" calcext:value-type="float">
            <text:p>0.4264831599</text:p>
          </table:table-cell>
          <table:table-cell table:formula="of:=IF(AND([.O24]&gt;0;[.P24]&gt;0;[.Q24]&gt;0);3/((1/[.O24])+(1/[.P24])+(1/[.Q24]));0)" office:value-type="float" office:value="0.481554294579854" calcext:value-type="float">
            <text:p>0.4815542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25];&quot;-&quot;;[.B25])" office:value-type="string" office:string-value="8-6" calcext:value-type="string">
            <text:p>8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I25]*[.L25]/([.I25]+[.L25])" office:value-type="float" office:value="0.948421204702563" calcext:value-type="float">
            <text:p>0.9484212047</text:p>
          </table:table-cell>
          <table:table-cell table:formula="of:=2*[.J25]*[.M25]/([.J25]+[.M25])" office:value-type="float" office:value="0.32724423152357" calcext:value-type="float">
            <text:p>0.3272442315</text:p>
          </table:table-cell>
          <table:table-cell table:formula="of:=IF([.K25]=-1;0;2*[.K25]*[.N25]/([.K25]+[.N25]))" office:value-type="float" office:value="0.257112943210107" calcext:value-type="float">
            <text:p>0.2571129432</text:p>
          </table:table-cell>
          <table:table-cell table:formula="of:=IF(AND([.O25]&gt;0;[.P25]&gt;0;[.Q25]&gt;0);3/((1/[.O25])+(1/[.P25])+(1/[.Q25]));0)" office:value-type="float" office:value="0.375021244049305" calcext:value-type="float">
            <text:p>0.37502124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6];&quot;-&quot;;[.B26])" office:value-type="string" office:string-value="8-8" calcext:value-type="string">
            <text:p>8-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I26]*[.L26]/([.I26]+[.L26])" office:value-type="float" office:value="0.926161314552665" calcext:value-type="float">
            <text:p>0.9261613146</text:p>
          </table:table-cell>
          <table:table-cell table:formula="of:=2*[.J26]*[.M26]/([.J26]+[.M26])" office:value-type="float" office:value="0.116054128520704" calcext:value-type="float">
            <text:p>0.1160541285</text:p>
          </table:table-cell>
          <table:table-cell table:formula="of:=IF([.K26]=-1;0;2*[.K26]*[.N26]/([.K26]+[.N26]))" office:value-type="float" office:value="0.153701516462277" calcext:value-type="float">
            <text:p>0.1537015165</text:p>
          </table:table-cell>
          <table:table-cell table:formula="of:=IF(AND([.O26]&gt;0;[.P26]&gt;0;[.Q26]&gt;0);3/((1/[.O26])+(1/[.P26])+(1/[.Q26]));0)" office:value-type="float" office:value="0.185156484866897" calcext:value-type="float">
            <text:p>0.185156484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7];&quot;-&quot;;[.B27])" office:value-type="string" office:string-value="8-8" calcext:value-type="string">
            <text:p>8-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I27]*[.L27]/([.I27]+[.L27])" office:value-type="float" office:value="0.931607940122813" calcext:value-type="float">
            <text:p>0.9316079401</text:p>
          </table:table-cell>
          <table:table-cell table:formula="of:=2*[.J27]*[.M27]/([.J27]+[.M27])" office:value-type="float" office:value="0.0386940138499689" calcext:value-type="float">
            <text:p>0.0386940138</text:p>
          </table:table-cell>
          <table:table-cell table:formula="of:=IF([.K27]=-1;0;2*[.K27]*[.N27]/([.K27]+[.N27]))" office:value-type="float" office:value="0" calcext:value-type="float">
            <text:p>0</text:p>
          </table:table-cell>
          <table:table-cell table:formula="of:=IF(AND([.O27]&gt;0;[.P27]&gt;0;[.Q27]&gt;0);3/((1/[.O27])+(1/[.P27])+(1/[.Q27])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8];&quot;-&quot;;[.B28])" office:value-type="string" office:string-value="1-0" calcext:value-type="string">
            <text:p>1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I28]*[.L28]/([.I28]+[.L28])" office:value-type="float" office:value="0.93621633211064" calcext:value-type="float">
            <text:p>0.9362163321</text:p>
          </table:table-cell>
          <table:table-cell table:formula="of:=2*[.J28]*[.M28]/([.J28]+[.M28])" office:value-type="float" office:value="0.158498384100574" calcext:value-type="float">
            <text:p>0.1584983841</text:p>
          </table:table-cell>
          <table:table-cell table:formula="of:=IF([.K28]=-1;0;2*[.K28]*[.N28]/([.K28]+[.N28]))" office:value-type="float" office:value="0.133174787147389" calcext:value-type="float">
            <text:p>0.1331747871</text:p>
          </table:table-cell>
          <table:table-cell table:formula="of:=IF(AND([.O28]&gt;0;[.P28]&gt;0;[.Q28]&gt;0);3/((1/[.O28])+(1/[.P28])+(1/[.Q28])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9];&quot;-&quot;;[.B29])" office:value-type="string" office:string-value="1-0" calcext:value-type="string">
            <text:p>1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I29]*[.L29]/([.I29]+[.L29])" office:value-type="float" office:value="0.93486071039702" calcext:value-type="float">
            <text:p>0.9348607104</text:p>
          </table:table-cell>
          <table:table-cell table:formula="of:=2*[.J29]*[.M29]/([.J29]+[.M29])" office:value-type="float" office:value="0.0918252477387269" calcext:value-type="float">
            <text:p>0.0918252477</text:p>
          </table:table-cell>
          <table:table-cell table:formula="of:=IF([.K29]=-1;0;2*[.K29]*[.N29]/([.K29]+[.N29]))" office:value-type="float" office:value="0.0158940390248147" calcext:value-type="float">
            <text:p>0.015894039</text:p>
          </table:table-cell>
          <table:table-cell table:formula="of:=IF(AND([.O29]&gt;0;[.P29]&gt;0;[.Q29]&gt;0);3/((1/[.O29])+(1/[.P29])+(1/[.Q29]));0)" office:value-type="float" office:value="0.0400659225504375" calcext:value-type="float">
            <text:p>0.04006592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0];&quot;-&quot;;[.B30])" office:value-type="string" office:string-value="1-1" calcext:value-type="string">
            <text:p>1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I30]*[.L30]/([.I30]+[.L30])" office:value-type="float" office:value="0.926804927098693" calcext:value-type="float">
            <text:p>0.9268049271</text:p>
          </table:table-cell>
          <table:table-cell table:formula="of:=2*[.J30]*[.M30]/([.J30]+[.M30])" office:value-type="float" office:value="0.148624225569884" calcext:value-type="float">
            <text:p>0.1486242256</text:p>
          </table:table-cell>
          <table:table-cell table:formula="of:=IF([.K30]=-1;0;2*[.K30]*[.N30]/([.K30]+[.N30]))" office:value-type="float" office:value="0.0831508962360349" calcext:value-type="float">
            <text:p>0.0831508962</text:p>
          </table:table-cell>
          <table:table-cell table:formula="of:=IF(AND([.O30]&gt;0;[.P30]&gt;0;[.Q30]&gt;0);3/((1/[.O30])+(1/[.P30])+(1/[.Q30]));0)" office:value-type="float" office:value="0.151257841363959" calcext:value-type="float">
            <text:p>0.15125784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1];&quot;-&quot;;[.B31])" office:value-type="string" office:string-value="1-1" calcext:value-type="string">
            <text:p>1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I31]*[.L31]/([.I31]+[.L31])" office:value-type="float" office:value="0.931219114251741" calcext:value-type="float">
            <text:p>0.9312191143</text:p>
          </table:table-cell>
          <table:table-cell table:formula="of:=2*[.J31]*[.M31]/([.J31]+[.M31])" office:value-type="float" office:value="0.0100502490498977" calcext:value-type="float">
            <text:p>0.010050249</text:p>
          </table:table-cell>
          <table:table-cell table:formula="of:=IF([.K31]=-1;0;2*[.K31]*[.N31]/([.K31]+[.N31]))" office:value-type="float" office:value="0" calcext:value-type="float">
            <text:p>0</text:p>
          </table:table-cell>
          <table:table-cell table:formula="of:=IF(AND([.O31]&gt;0;[.P31]&gt;0;[.Q31]&gt;0);3/((1/[.O31])+(1/[.P31])+(1/[.Q31])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32];&quot;-&quot;;[.B32])" office:value-type="string" office:string-value="5-0" calcext:value-type="string">
            <text:p>5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I32]*[.L32]/([.I32]+[.L32])" office:value-type="float" office:value="0.938479810339394" calcext:value-type="float">
            <text:p>0.9384798103</text:p>
          </table:table-cell>
          <table:table-cell table:formula="of:=2*[.J32]*[.M32]/([.J32]+[.M32])" office:value-type="float" office:value="0.237136506214375" calcext:value-type="float">
            <text:p>0.2371365062</text:p>
          </table:table-cell>
          <table:table-cell table:formula="of:=IF([.K32]=-1;0;2*[.K32]*[.N32]/([.K32]+[.N32]))" office:value-type="float" office:value="0.302262137983833" calcext:value-type="float">
            <text:p>0.302262138</text:p>
          </table:table-cell>
          <table:table-cell table:formula="of:=IF(AND([.O32]&gt;0;[.P32]&gt;0;[.Q32]&gt;0);3/((1/[.O32])+(1/[.P32])+(1/[.Q32])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33];&quot;-&quot;;[.B33])" office:value-type="string" office:string-value="5-0" calcext:value-type="string">
            <text:p>5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I33]*[.L33]/([.I33]+[.L33])" office:value-type="float" office:value="0.940086723859904" calcext:value-type="float">
            <text:p>0.9400867239</text:p>
          </table:table-cell>
          <table:table-cell table:formula="of:=2*[.J33]*[.M33]/([.J33]+[.M33])" office:value-type="float" office:value="0.202847110680963" calcext:value-type="float">
            <text:p>0.2028471107</text:p>
          </table:table-cell>
          <table:table-cell table:formula="of:=IF([.K33]=-1;0;2*[.K33]*[.N33]/([.K33]+[.N33]))" office:value-type="float" office:value="0.178979714880134" calcext:value-type="float">
            <text:p>0.1789797149</text:p>
          </table:table-cell>
          <table:table-cell table:formula="of:=IF(AND([.O33]&gt;0;[.P33]&gt;0;[.Q33]&gt;0);3/((1/[.O33])+(1/[.P33])+(1/[.Q33])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34];&quot;-&quot;;[.B34])" office:value-type="string" office:string-value="5-1" calcext:value-type="string">
            <text:p>5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I34]*[.L34]/([.I34]+[.L34])" office:value-type="float" office:value="0.959490300833451" calcext:value-type="float">
            <text:p>0.9594903008</text:p>
          </table:table-cell>
          <table:table-cell table:formula="of:=2*[.J34]*[.M34]/([.J34]+[.M34])" office:value-type="float" office:value="0.377983844222279" calcext:value-type="float">
            <text:p>0.3779838442</text:p>
          </table:table-cell>
          <table:table-cell table:formula="of:=IF([.K34]=-1;0;2*[.K34]*[.N34]/([.K34]+[.N34]))" office:value-type="float" office:value="0.501524591316993" calcext:value-type="float">
            <text:p>0.5015245913</text:p>
          </table:table-cell>
          <table:table-cell table:formula="of:=IF(AND([.O34]&gt;0;[.P34]&gt;0;[.Q34]&gt;0);3/((1/[.O34])+(1/[.P34])+(1/[.Q34])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35];&quot;-&quot;;[.B35])" office:value-type="string" office:string-value="5-1" calcext:value-type="string">
            <text:p>5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I35]*[.L35]/([.I35]+[.L35])" office:value-type="float" office:value="0.947397005429893" calcext:value-type="float">
            <text:p>0.9473970054</text:p>
          </table:table-cell>
          <table:table-cell table:formula="of:=2*[.J35]*[.M35]/([.J35]+[.M35])" office:value-type="float" office:value="0.275179924240385" calcext:value-type="float">
            <text:p>0.2751799242</text:p>
          </table:table-cell>
          <table:table-cell table:formula="of:=IF([.K35]=-1;0;2*[.K35]*[.N35]/([.K35]+[.N35]))" office:value-type="float" office:value="0.301887005868551" calcext:value-type="float">
            <text:p>0.3018870059</text:p>
          </table:table-cell>
          <table:table-cell table:formula="of:=IF(AND([.O35]&gt;0;[.P35]&gt;0;[.Q35]&gt;0);3/((1/[.O35])+(1/[.P35])+(1/[.Q35])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6];&quot;-&quot;;[.B36])" office:value-type="string" office:string-value="5-2" calcext:value-type="string">
            <text:p>5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I36]*[.L36]/([.I36]+[.L36])" office:value-type="float" office:value="0.959788141349478" calcext:value-type="float">
            <text:p>0.9597881413</text:p>
          </table:table-cell>
          <table:table-cell table:formula="of:=2*[.J36]*[.M36]/([.J36]+[.M36])" office:value-type="float" office:value="0.401961006761198" calcext:value-type="float">
            <text:p>0.4019610068</text:p>
          </table:table-cell>
          <table:table-cell table:formula="of:=IF([.K36]=-1;0;2*[.K36]*[.N36]/([.K36]+[.N36]))" office:value-type="float" office:value="0.464730448270503" calcext:value-type="float">
            <text:p>0.4647304483</text:p>
          </table:table-cell>
          <table:table-cell table:formula="of:=IF(AND([.O36]&gt;0;[.P36]&gt;0;[.Q36]&gt;0);3/((1/[.O36])+(1/[.P36])+(1/[.Q36])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7];&quot;-&quot;;[.B37])" office:value-type="string" office:string-value="5-2" calcext:value-type="string">
            <text:p>5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I37]*[.L37]/([.I37]+[.L37])" office:value-type="float" office:value="0.949708171172516" calcext:value-type="float">
            <text:p>0.9497081712</text:p>
          </table:table-cell>
          <table:table-cell table:formula="of:=2*[.J37]*[.M37]/([.J37]+[.M37])" office:value-type="float" office:value="0.33053689149695" calcext:value-type="float">
            <text:p>0.3305368915</text:p>
          </table:table-cell>
          <table:table-cell table:formula="of:=IF([.K37]=-1;0;2*[.K37]*[.N37]/([.K37]+[.N37]))" office:value-type="float" office:value="0.311110649723382" calcext:value-type="float">
            <text:p>0.3111106497</text:p>
          </table:table-cell>
          <table:table-cell table:formula="of:=IF(AND([.O37]&gt;0;[.P37]&gt;0;[.Q37]&gt;0);3/((1/[.O37])+(1/[.P37])+(1/[.Q37])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38];&quot;-&quot;;[.B38])" office:value-type="string" office:string-value="5-3" calcext:value-type="string">
            <text:p>5-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I38]*[.L38]/([.I38]+[.L38])" office:value-type="float" office:value="0.959069321282584" calcext:value-type="float">
            <text:p>0.9590693213</text:p>
          </table:table-cell>
          <table:table-cell table:formula="of:=2*[.J38]*[.M38]/([.J38]+[.M38])" office:value-type="float" office:value="0.40697670457003" calcext:value-type="float">
            <text:p>0.4069767046</text:p>
          </table:table-cell>
          <table:table-cell table:formula="of:=IF([.K38]=-1;0;2*[.K38]*[.N38]/([.K38]+[.N38]))" office:value-type="float" office:value="0.459016613157743" calcext:value-type="float">
            <text:p>0.4590166132</text:p>
          </table:table-cell>
          <table:table-cell table:formula="of:=IF(AND([.O38]&gt;0;[.P38]&gt;0;[.Q38]&gt;0);3/((1/[.O38])+(1/[.P38])+(1/[.Q38])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39];&quot;-&quot;;[.B39])" office:value-type="string" office:string-value="5-3" calcext:value-type="string">
            <text:p>5-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I39]*[.L39]/([.I39]+[.L39])" office:value-type="float" office:value="0.949322049926047" calcext:value-type="float">
            <text:p>0.9493220499</text:p>
          </table:table-cell>
          <table:table-cell table:formula="of:=2*[.J39]*[.M39]/([.J39]+[.M39])" office:value-type="float" office:value="0.305778281283722" calcext:value-type="float">
            <text:p>0.3057782813</text:p>
          </table:table-cell>
          <table:table-cell table:formula="of:=IF([.K39]=-1;0;2*[.K39]*[.N39]/([.K39]+[.N39]))" office:value-type="float" office:value="0.323501145526616" calcext:value-type="float">
            <text:p>0.3235011455</text:p>
          </table:table-cell>
          <table:table-cell table:formula="of:=IF(AND([.O39]&gt;0;[.P39]&gt;0;[.Q39]&gt;0);3/((1/[.O39])+(1/[.P39])+(1/[.Q39])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40];&quot;-&quot;;[.B40])" office:value-type="string" office:string-value="5-4" calcext:value-type="string">
            <text:p>5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I40]*[.L40]/([.I40]+[.L40])" office:value-type="float" office:value="0.952094683375089" calcext:value-type="float">
            <text:p>0.9520946834</text:p>
          </table:table-cell>
          <table:table-cell table:formula="of:=2*[.J40]*[.M40]/([.J40]+[.M40])" office:value-type="float" office:value="0.356435655719938" calcext:value-type="float">
            <text:p>0.3564356557</text:p>
          </table:table-cell>
          <table:table-cell table:formula="of:=IF([.K40]=-1;0;2*[.K40]*[.N40]/([.K40]+[.N40]))" office:value-type="float" office:value="0.405271707769538" calcext:value-type="float">
            <text:p>0.4052717078</text:p>
          </table:table-cell>
          <table:table-cell table:formula="of:=IF(AND([.O40]&gt;0;[.P40]&gt;0;[.Q40]&gt;0);3/((1/[.O40])+(1/[.P40])+(1/[.Q40])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41];&quot;-&quot;;[.B41])" office:value-type="string" office:string-value="5-4" calcext:value-type="string">
            <text:p>5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I41]*[.L41]/([.I41]+[.L41])" office:value-type="float" office:value="0.947373086173421" calcext:value-type="float">
            <text:p>0.9473730862</text:p>
          </table:table-cell>
          <table:table-cell table:formula="of:=2*[.J41]*[.M41]/([.J41]+[.M41])" office:value-type="float" office:value="0.275000347576496" calcext:value-type="float">
            <text:p>0.2750003476</text:p>
          </table:table-cell>
          <table:table-cell table:formula="of:=IF([.K41]=-1;0;2*[.K41]*[.N41]/([.K41]+[.N41]))" office:value-type="float" office:value="0.268686525252221" calcext:value-type="float">
            <text:p>0.2686865253</text:p>
          </table:table-cell>
          <table:table-cell table:formula="of:=IF(AND([.O41]&gt;0;[.P41]&gt;0;[.Q41]&gt;0);3/((1/[.O41])+(1/[.P41])+(1/[.Q41]));0)" office:value-type="float" office:value="0.356560531544728" calcext:value-type="float">
            <text:p>0.35656053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42];&quot;-&quot;;[.B42])" office:value-type="string" office:string-value="5-5" calcext:value-type="string">
            <text:p>5-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I42]*[.L42]/([.I42]+[.L42])" office:value-type="float" office:value="0.92715197431349" calcext:value-type="float">
            <text:p>0.9271519743</text:p>
          </table:table-cell>
          <table:table-cell table:formula="of:=2*[.J42]*[.M42]/([.J42]+[.M42])" office:value-type="float" office:value="0.1984499254223" calcext:value-type="float">
            <text:p>0.1984499254</text:p>
          </table:table-cell>
          <table:table-cell table:formula="of:=IF([.K42]=-1;0;2*[.K42]*[.N42]/([.K42]+[.N42]))" office:value-type="float" office:value="0.174720847826762" calcext:value-type="float">
            <text:p>0.1747208478</text:p>
          </table:table-cell>
          <table:table-cell table:formula="of:=IF(AND([.O42]&gt;0;[.P42]&gt;0;[.Q42]&gt;0);3/((1/[.O42])+(1/[.P42])+(1/[.Q42]));0)" office:value-type="float" office:value="0.253356084954471" calcext:value-type="float">
            <text:p>0.25335608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43];&quot;-&quot;;[.B43])" office:value-type="string" office:string-value="5-5" calcext:value-type="string">
            <text:p>5-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I43]*[.L43]/([.I43]+[.L43])" office:value-type="float" office:value="0.931390944420281" calcext:value-type="float">
            <text:p>0.9313909444</text:p>
          </table:table-cell>
          <table:table-cell table:formula="of:=2*[.J43]*[.M43]/([.J43]+[.M43])" office:value-type="float" office:value="0.012547056121434" calcext:value-type="float">
            <text:p>0.0125470561</text:p>
          </table:table-cell>
          <table:table-cell table:formula="of:=IF([.K43]=-1;0;2*[.K43]*[.N43]/([.K43]+[.N43]))" office:value-type="float" office:value="0" calcext:value-type="float">
            <text:p>0</text:p>
          </table:table-cell>
          <table:table-cell table:formula="of:=IF(AND([.O43]&gt;0;[.P43]&gt;0;[.Q43]&gt;0);3/((1/[.O43])+(1/[.P43])+(1/[.Q43])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44];&quot;-&quot;;[.B44])" office:value-type="string" office:string-value="8-0" calcext:value-type="string">
            <text:p>8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I44]*[.L44]/([.I44]+[.L44])" office:value-type="float" office:value="0.939513204134534" calcext:value-type="float">
            <text:p>0.9395132041</text:p>
          </table:table-cell>
          <table:table-cell table:formula="of:=2*[.J44]*[.M44]/([.J44]+[.M44])" office:value-type="float" office:value="0.245587889369586" calcext:value-type="float">
            <text:p>0.2455878894</text:p>
          </table:table-cell>
          <table:table-cell table:formula="of:=IF([.K44]=-1;0;2*[.K44]*[.N44]/([.K44]+[.N44]))" office:value-type="float" office:value="0.232232261198135" calcext:value-type="float">
            <text:p>0.2322322612</text:p>
          </table:table-cell>
          <table:table-cell table:formula="of:=IF(AND([.O44]&gt;0;[.P44]&gt;0;[.Q44]&gt;0);3/((1/[.O44])+(1/[.P44])+(1/[.Q44]));0)" office:value-type="float" office:value="0.317719974880672" calcext:value-type="float">
            <text:p>0.31771997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45];&quot;-&quot;;[.B45])" office:value-type="string" office:string-value="8-0" calcext:value-type="string">
            <text:p>8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I45]*[.L45]/([.I45]+[.L45])" office:value-type="float" office:value="0.938033831215722" calcext:value-type="float">
            <text:p>0.9380338312</text:p>
          </table:table-cell>
          <table:table-cell table:formula="of:=2*[.J45]*[.M45]/([.J45]+[.M45])" office:value-type="float" office:value="0.196604069216288" calcext:value-type="float">
            <text:p>0.1966040692</text:p>
          </table:table-cell>
          <table:table-cell table:formula="of:=IF([.K45]=-1;0;2*[.K45]*[.N45]/([.K45]+[.N45]))" office:value-type="float" office:value="0.110471764112816" calcext:value-type="float">
            <text:p>0.1104717641</text:p>
          </table:table-cell>
          <table:table-cell table:formula="of:=IF(AND([.O45]&gt;0;[.P45]&gt;0;[.Q45]&gt;0);3/((1/[.O45])+(1/[.P45])+(1/[.Q45])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46];&quot;-&quot;;[.B46])" office:value-type="string" office:string-value="8-2" calcext:value-type="string">
            <text:p>8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I46]*[.L46]/([.I46]+[.L46])" office:value-type="float" office:value="0.959999991818818" calcext:value-type="float">
            <text:p>0.9599999918</text:p>
          </table:table-cell>
          <table:table-cell table:formula="of:=2*[.J46]*[.M46]/([.J46]+[.M46])" office:value-type="float" office:value="0.398977240775502" calcext:value-type="float">
            <text:p>0.3989772408</text:p>
          </table:table-cell>
          <table:table-cell table:formula="of:=IF([.K46]=-1;0;2*[.K46]*[.N46]/([.K46]+[.N46]))" office:value-type="float" office:value="0.449612796334404" calcext:value-type="float">
            <text:p>0.4496127963</text:p>
          </table:table-cell>
          <table:table-cell table:formula="of:=IF(AND([.O46]&gt;0;[.P46]&gt;0;[.Q46]&gt;0);3/((1/[.O46])+(1/[.P46])+(1/[.Q46]));0)" office:value-type="float" office:value="0.519731494200636" calcext:value-type="float">
            <text:p>0.5197314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47];&quot;-&quot;;[.B47])" office:value-type="string" office:string-value="8-2" calcext:value-type="string">
            <text:p>8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I47]*[.L47]/([.I47]+[.L47])" office:value-type="float" office:value="0.954655369347162" calcext:value-type="float">
            <text:p>0.9546553693</text:p>
          </table:table-cell>
          <table:table-cell table:formula="of:=2*[.J47]*[.M47]/([.J47]+[.M47])" office:value-type="float" office:value="0.365853568988166" calcext:value-type="float">
            <text:p>0.365853569</text:p>
          </table:table-cell>
          <table:table-cell table:formula="of:=IF([.K47]=-1;0;2*[.K47]*[.N47]/([.K47]+[.N47]))" office:value-type="float" office:value="0.291999826099968" calcext:value-type="float">
            <text:p>0.2919998261</text:p>
          </table:table-cell>
          <table:table-cell table:formula="of:=IF(AND([.O47]&gt;0;[.P47]&gt;0;[.Q47]&gt;0);3/((1/[.O47])+(1/[.P47])+(1/[.Q47])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48];&quot;-&quot;;[.B48])" office:value-type="string" office:string-value="8-4" calcext:value-type="string">
            <text:p>8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I48]*[.L48]/([.I48]+[.L48])" office:value-type="float" office:value="0.960403415010546" calcext:value-type="float">
            <text:p>0.960403415</text:p>
          </table:table-cell>
          <table:table-cell table:formula="of:=2*[.J48]*[.M48]/([.J48]+[.M48])" office:value-type="float" office:value="0.418962415085514" calcext:value-type="float">
            <text:p>0.4189624151</text:p>
          </table:table-cell>
          <table:table-cell table:formula="of:=IF([.K48]=-1;0;2*[.K48]*[.N48]/([.K48]+[.N48]))" office:value-type="float" office:value="0.49959211459087" calcext:value-type="float">
            <text:p>0.4995921146</text:p>
          </table:table-cell>
          <table:table-cell table:formula="of:=IF(AND([.O48]&gt;0;[.P48]&gt;0;[.Q48]&gt;0);3/((1/[.O48])+(1/[.P48])+(1/[.Q48]));0)" office:value-type="float" office:value="0.552515600434204" calcext:value-type="float">
            <text:p>0.5525156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49];&quot;-&quot;;[.B49])" office:value-type="string" office:string-value="8-4" calcext:value-type="string">
            <text:p>8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I49]*[.L49]/([.I49]+[.L49])" office:value-type="float" office:value="0.954107973371387" calcext:value-type="float">
            <text:p>0.9541079734</text:p>
          </table:table-cell>
          <table:table-cell table:formula="of:=2*[.J49]*[.M49]/([.J49]+[.M49])" office:value-type="float" office:value="0.368311103832807" calcext:value-type="float">
            <text:p>0.3683111038</text:p>
          </table:table-cell>
          <table:table-cell table:formula="of:=IF([.K49]=-1;0;2*[.K49]*[.N49]/([.K49]+[.N49]))" office:value-type="float" office:value="0.32637578430048" calcext:value-type="float">
            <text:p>0.3263757843</text:p>
          </table:table-cell>
          <table:table-cell table:formula="of:=IF(AND([.O49]&gt;0;[.P49]&gt;0;[.Q49]&gt;0);3/((1/[.O49])+(1/[.P49])+(1/[.Q49])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50];&quot;-&quot;;[.B50])" office:value-type="string" office:string-value="8-6" calcext:value-type="string">
            <text:p>8-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I50]*[.L50]/([.I50]+[.L50])" office:value-type="float" office:value="0.958747395721769" calcext:value-type="float">
            <text:p>0.9587473957</text:p>
          </table:table-cell>
          <table:table-cell table:formula="of:=2*[.J50]*[.M50]/([.J50]+[.M50])" office:value-type="float" office:value="0.394141045217836" calcext:value-type="float">
            <text:p>0.3941410452</text:p>
          </table:table-cell>
          <table:table-cell table:formula="of:=IF([.K50]=-1;0;2*[.K50]*[.N50]/([.K50]+[.N50]))" office:value-type="float" office:value="0.449399784683932" calcext:value-type="float">
            <text:p>0.4493997847</text:p>
          </table:table-cell>
          <table:table-cell table:formula="of:=IF(AND([.O50]&gt;0;[.P50]&gt;0;[.Q50]&gt;0);3/((1/[.O50])+(1/[.P50])+(1/[.Q50]));0)" office:value-type="float" office:value="0.51676198299383" calcext:value-type="float">
            <text:p>0.516761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51];&quot;-&quot;;[.B51])" office:value-type="string" office:string-value="8-6" calcext:value-type="string">
            <text:p>8-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I51]*[.L51]/([.I51]+[.L51])" office:value-type="float" office:value="0.952257654689158" calcext:value-type="float">
            <text:p>0.9522576547</text:p>
          </table:table-cell>
          <table:table-cell table:formula="of:=2*[.J51]*[.M51]/([.J51]+[.M51])" office:value-type="float" office:value="0.362968085260562" calcext:value-type="float">
            <text:p>0.3629680853</text:p>
          </table:table-cell>
          <table:table-cell table:formula="of:=IF([.K51]=-1;0;2*[.K51]*[.N51]/([.K51]+[.N51]))" office:value-type="float" office:value="0.33141805390401" calcext:value-type="float">
            <text:p>0.3314180539</text:p>
          </table:table-cell>
          <table:table-cell table:formula="of:=IF(AND([.O51]&gt;0;[.P51]&gt;0;[.Q51]&gt;0);3/((1/[.O51])+(1/[.P51])+(1/[.Q51]));0)" office:value-type="float" office:value="0.439719173695366" calcext:value-type="float">
            <text:p>0.439719173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I52]*[.L52]/([.I52]+[.L52])" office:value-type="float" office:value="0.928443551569738" calcext:value-type="float">
            <text:p>0.9284435516</text:p>
          </table:table-cell>
          <table:table-cell table:formula="of:=2*[.J52]*[.M52]/([.J52]+[.M52])" office:value-type="float" office:value="0.17028673860749" calcext:value-type="float">
            <text:p>0.1702867386</text:p>
          </table:table-cell>
          <table:table-cell table:formula="of:=IF([.K52]=-1;0;2*[.K52]*[.N52]/([.K52]+[.N52]))" office:value-type="float" office:value="0.187156323467498" calcext:value-type="float">
            <text:p>0.1871563235</text:p>
          </table:table-cell>
          <table:table-cell table:formula="of:=IF(AND([.O52]&gt;0;[.P52]&gt;0;[.Q52]&gt;0);3/((1/[.O52])+(1/[.P52])+(1/[.Q52]));0)" office:value-type="float" office:value="0.24404834672513" calcext:value-type="float">
            <text:p>0.244048346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3];&quot;-&quot;;[.B53])" office:value-type="string" office:string-value="8-8" calcext:value-type="string">
            <text:p>8-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I53]*[.L53]/([.I53]+[.L53])" office:value-type="float" office:value="0.93200039807134" calcext:value-type="float">
            <text:p>0.9320003981</text:p>
          </table:table-cell>
          <table:table-cell table:formula="of:=2*[.J53]*[.M53]/([.J53]+[.M53])" office:value-type="float" office:value="0.0506024878432257" calcext:value-type="float">
            <text:p>0.0506024878</text:p>
          </table:table-cell>
          <table:table-cell table:formula="of:=IF([.K53]=-1;0;2*[.K53]*[.N53]/([.K53]+[.N53]))" office:value-type="float" office:value="0" calcext:value-type="float">
            <text:p>0</text:p>
          </table:table-cell>
          <table:table-cell table:formula="of:=IF(AND([.O53]&gt;0;[.P53]&gt;0;[.Q53]&gt;0);3/((1/[.O53])+(1/[.P53])+(1/[.Q53]));0)" office:value-type="float" office:value="0" calcext:value-type="float">
            <text:p>0</text:p>
          </table:table-cell>
        </table:table-row>
      </table:table>
      <table:table table:name="POS" table:style-name="ta1">
        <table:shapes>
          <draw:frame draw:z-index="0" draw:style-name="gr1" draw:text-style-name="P1" svg:width="18.864cm" svg:height="9.391cm" svg:x="18.144cm" svg:y="1.646cm">
            <draw:object draw:notify-on-update-of-ranges="POS.C2:POS.C14 POS.D1:POS.D1 POS.D2:POS.D14 POS.E1:POS.E1 POS.E2:POS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_window_siz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windowing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];&quot;-&quot;;[.B2])" office:value-type="string" office:string-value="1-0" calcext:value-type="string">
            <text:p>1-0</text:p>
          </table:table-cell>
          <table:table-cell table:formula="of:=[Data.R2]" office:value-type="float" office:value="0.193604880121971" calcext:value-type="float">
            <text:p>0.1936048801</text:p>
          </table:table-cell>
          <table:table-cell table:formula="of:=[Data.R28]" office:value-type="float" office:value="0.201527976718093" calcext:value-type="float">
            <text:p>0.201527976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table:formula="of:=[Data.R4]" office:value-type="float" office:value="0.123990636146827" calcext:value-type="float">
            <text:p>0.1239906361</text:p>
          </table:table-cell>
          <table:table-cell table:formula="of:=[Data.R30]" office:value-type="float" office:value="0.151257841363959" calcext:value-type="float">
            <text:p>0.151257841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4];&quot;-&quot;;[.B4])" office:value-type="string" office:string-value="5-0" calcext:value-type="string">
            <text:p>5-0</text:p>
          </table:table-cell>
          <table:table-cell table:formula="of:=[Data.R6]" office:value-type="float" office:value="0.341719523198369" calcext:value-type="float">
            <text:p>0.3417195232</text:p>
          </table:table-cell>
          <table:table-cell table:formula="of:=[Data.R32]" office:value-type="float" office:value="0.349205905529054" calcext:value-type="float">
            <text:p>0.34920590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5];&quot;-&quot;;[.B5])" office:value-type="string" office:string-value="5-1" calcext:value-type="string">
            <text:p>5-1</text:p>
          </table:table-cell>
          <table:table-cell table:formula="of:=[Data.R8]" office:value-type="float" office:value="0.491609173359738" calcext:value-type="float">
            <text:p>0.4916091734</text:p>
          </table:table-cell>
          <table:table-cell table:formula="of:=[Data.R34]" office:value-type="float" office:value="0.528005786653557" calcext:value-type="float">
            <text:p>0.52800578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6];&quot;-&quot;;[.B6])" office:value-type="string" office:string-value="5-2" calcext:value-type="string">
            <text:p>5-2</text:p>
          </table:table-cell>
          <table:table-cell table:formula="of:=[Data.R10]" office:value-type="float" office:value="0.508197191958487" calcext:value-type="float">
            <text:p>0.508197192</text:p>
          </table:table-cell>
          <table:table-cell table:formula="of:=[Data.R36]" office:value-type="float" office:value="0.528030955964213" calcext:value-type="float">
            <text:p>0.52803095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7];&quot;-&quot;;[.B7])" office:value-type="string" office:string-value="5-3" calcext:value-type="string">
            <text:p>5-3</text:p>
          </table:table-cell>
          <table:table-cell table:formula="of:=[Data.R12]" office:value-type="float" office:value="0.508775230980056" calcext:value-type="float">
            <text:p>0.508775231</text:p>
          </table:table-cell>
          <table:table-cell table:formula="of:=[Data.R38]" office:value-type="float" office:value="0.528318675254261" calcext:value-type="float">
            <text:p>0.528318675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8];&quot;-&quot;;[.B8])" office:value-type="string" office:string-value="5-4" calcext:value-type="string">
            <text:p>5-4</text:p>
          </table:table-cell>
          <table:table-cell table:formula="of:=[Data.R14]" office:value-type="float" office:value="0.456856735947005" calcext:value-type="float">
            <text:p>0.4568567359</text:p>
          </table:table-cell>
          <table:table-cell table:formula="of:=[Data.R40]" office:value-type="float" office:value="0.474431946945344" calcext:value-type="float">
            <text:p>0.47443194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9];&quot;-&quot;;[.B9])" office:value-type="string" office:string-value="5-5" calcext:value-type="string">
            <text:p>5-5</text:p>
          </table:table-cell>
          <table:table-cell table:formula="of:=[Data.R16]" office:value-type="float" office:value="0.225600559549318" calcext:value-type="float">
            <text:p>0.2256005595</text:p>
          </table:table-cell>
          <table:table-cell table:formula="of:=[Data.R42]" office:value-type="float" office:value="0.253356084954471" calcext:value-type="float">
            <text:p>0.2533560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0];&quot;-&quot;;[.B10])" office:value-type="string" office:string-value="8-0" calcext:value-type="string">
            <text:p>8-0</text:p>
          </table:table-cell>
          <table:table-cell table:formula="of:=[Data.R18]" office:value-type="float" office:value="0.281959343037623" calcext:value-type="float">
            <text:p>0.281959343</text:p>
          </table:table-cell>
          <table:table-cell table:formula="of:=[Data.R44]" office:value-type="float" office:value="0.317719974880672" calcext:value-type="float">
            <text:p>0.317719974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11];&quot;-&quot;;[.B11])" office:value-type="string" office:string-value="8-2" calcext:value-type="string">
            <text:p>8-2</text:p>
          </table:table-cell>
          <table:table-cell table:formula="of:=[Data.R20]" office:value-type="float" office:value="0.498143105639702" calcext:value-type="float">
            <text:p>0.4981431056</text:p>
          </table:table-cell>
          <table:table-cell table:formula="of:=[Data.R46]" office:value-type="float" office:value="0.519731494200636" calcext:value-type="float">
            <text:p>0.51973149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12];&quot;-&quot;;[.B12])" office:value-type="string" office:string-value="8-4" calcext:value-type="string">
            <text:p>8-4</text:p>
          </table:table-cell>
          <table:table-cell table:formula="of:=[Data.R22]" office:value-type="float" office:value="0.476275639055585" calcext:value-type="float">
            <text:p>0.4762756391</text:p>
          </table:table-cell>
          <table:table-cell table:formula="of:=[Data.R48]" office:value-type="float" office:value="0.552515600434204" calcext:value-type="float">
            <text:p>0.55251560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13];&quot;-&quot;;[.B13])" office:value-type="string" office:string-value="8-6" calcext:value-type="string">
            <text:p>8-6</text:p>
          </table:table-cell>
          <table:table-cell table:formula="of:=[Data.R24]" office:value-type="float" office:value="0.481554294579854" calcext:value-type="float">
            <text:p>0.4815542946</text:p>
          </table:table-cell>
          <table:table-cell table:formula="of:=[Data.R50]" office:value-type="float" office:value="0.51676198299383" calcext:value-type="float">
            <text:p>0.51676198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14];&quot;-&quot;;[.B14])" office:value-type="string" office:string-value="8-8" calcext:value-type="string">
            <text:p>8-8</text:p>
          </table:table-cell>
          <table:table-cell table:formula="of:=[Data.R26]" office:value-type="float" office:value="0.185156484866897" calcext:value-type="float">
            <text:p>0.1851564849</text:p>
          </table:table-cell>
          <table:table-cell table:formula="of:=[Data.R52]" office:value-type="float" office:value="0.24404834672513" calcext:value-type="float">
            <text:p>0.2440483467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27.078cm" svg:height="8.688cm" svg:x="30.686cm" svg:y="12.351cm">
            <draw:object draw:notify-on-update-of-ranges="Sheet2.A2:Sheet2.A26 Sheet2.E1:Sheet2.E1 Sheet2.E2:Sheet2.E26 Sheet2.F1:Sheet2.F1 Sheet2.F2:Sheet2.F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2];&quot;-&quot;;[.B2];&quot; &quot;;[.G2])" office:value-type="string" office:string-value="1-0 " calcext:value-type="string">
            <text:p>1-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2]" office:value-type="float" office:value="0.193604880121971" calcext:value-type="float">
            <text:p>0.1936048801</text:p>
          </table:table-cell>
          <table:table-cell table:formula="of:=[Data.R28]" office:value-type="float" office:value="0.201527976718093" calcext:value-type="float">
            <text:p>0.2015279767</text:p>
          </table:table-cell>
          <table:table-cell table:formula="of:=IF([.D2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3];&quot;-&quot;;[.B3];&quot; &quot;;[.G3])" office:value-type="string" office:string-value="1-0 w" calcext:value-type="string">
            <text:p>1-0 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3]" office:value-type="float" office:value="0" calcext:value-type="float">
            <text:p>0</text:p>
          </table:table-cell>
          <table:table-cell table:formula="of:=[Data.R29]" office:value-type="float" office:value="0.0400659225504375" calcext:value-type="float">
            <text:p>0.0400659226</text:p>
          </table:table-cell>
          <table:table-cell table:formula="of:=IF([.D3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4];&quot;-&quot;;[.B4];&quot; &quot;;[.G4])" office:value-type="string" office:string-value="1-1 " calcext:value-type="string">
            <text:p>1-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4]" office:value-type="float" office:value="0.123990636146827" calcext:value-type="float">
            <text:p>0.1239906361</text:p>
          </table:table-cell>
          <table:table-cell table:formula="of:=[Data.R30]" office:value-type="float" office:value="0.151257841363959" calcext:value-type="float">
            <text:p>0.1512578414</text:p>
          </table:table-cell>
          <table:table-cell table:formula="of:=IF([.D4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5];&quot;-&quot;;[.B5];&quot; &quot;;[.G5])" office:value-type="string" office:string-value="1-1 w" calcext:value-type="string">
            <text:p>1-1 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5]" office:value-type="float" office:value="0" calcext:value-type="float">
            <text:p>0</text:p>
          </table:table-cell>
          <table:table-cell table:formula="of:=[Data.R31]" office:value-type="float" office:value="0" calcext:value-type="float">
            <text:p>0</text:p>
          </table:table-cell>
          <table:table-cell table:formula="of:=IF([.D5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6];&quot;-&quot;;[.B6];&quot; &quot;;[.G6])" office:value-type="string" office:string-value="5-0 " calcext:value-type="string">
            <text:p>5-0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6]" office:value-type="float" office:value="0.341719523198369" calcext:value-type="float">
            <text:p>0.3417195232</text:p>
          </table:table-cell>
          <table:table-cell table:formula="of:=[Data.R32]" office:value-type="float" office:value="0.349205905529054" calcext:value-type="float">
            <text:p>0.3492059055</text:p>
          </table:table-cell>
          <table:table-cell table:formula="of:=IF([.D6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7];&quot;-&quot;;[.B7];&quot; &quot;;[.G7])" office:value-type="string" office:string-value="5-0 w" calcext:value-type="string">
            <text:p>5-0 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7]" office:value-type="float" office:value="0.21107024492463" calcext:value-type="float">
            <text:p>0.2110702449</text:p>
          </table:table-cell>
          <table:table-cell table:formula="of:=[Data.R33]" office:value-type="float" office:value="0.25904994740094" calcext:value-type="float">
            <text:p>0.2590499474</text:p>
          </table:table-cell>
          <table:table-cell table:formula="of:=IF([.D7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8];&quot;-&quot;;[.B8];&quot; &quot;;[.G8])" office:value-type="string" office:string-value="5-1 " calcext:value-type="string">
            <text:p>5-1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8]" office:value-type="float" office:value="0.491609173359738" calcext:value-type="float">
            <text:p>0.4916091734</text:p>
          </table:table-cell>
          <table:table-cell table:formula="of:=[Data.R34]" office:value-type="float" office:value="0.528005786653557" calcext:value-type="float">
            <text:p>0.5280057867</text:p>
          </table:table-cell>
          <table:table-cell table:formula="of:=IF([.D8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9];&quot;-&quot;;[.B9];&quot; &quot;;[.G9])" office:value-type="string" office:string-value="5-1 w" calcext:value-type="string">
            <text:p>5-1 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9]" office:value-type="float" office:value="0.44993562499552" calcext:value-type="float">
            <text:p>0.449935625</text:p>
          </table:table-cell>
          <table:table-cell table:formula="of:=[Data.R35]" office:value-type="float" office:value="0.374905926983798" calcext:value-type="float">
            <text:p>0.374905927</text:p>
          </table:table-cell>
          <table:table-cell table:formula="of:=IF([.D9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10];&quot;-&quot;;[.B10];&quot; &quot;;[.G10])" office:value-type="string" office:string-value="5-2 " calcext:value-type="string">
            <text:p>5-2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10]" office:value-type="float" office:value="0.508197191958487" calcext:value-type="float">
            <text:p>0.508197192</text:p>
          </table:table-cell>
          <table:table-cell table:formula="of:=[Data.R36]" office:value-type="float" office:value="0.528030955964213" calcext:value-type="float">
            <text:p>0.528030956</text:p>
          </table:table-cell>
          <table:table-cell table:formula="of:=IF([.D10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11];&quot;-&quot;;[.B11];&quot; &quot;;[.G11])" office:value-type="string" office:string-value="5-2 w" calcext:value-type="string">
            <text:p>5-2 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11]" office:value-type="float" office:value="0.358772134711441" calcext:value-type="float">
            <text:p>0.3587721347</text:p>
          </table:table-cell>
          <table:table-cell table:formula="of:=[Data.R37]" office:value-type="float" office:value="0.411374424921894" calcext:value-type="float">
            <text:p>0.4113744249</text:p>
          </table:table-cell>
          <table:table-cell table:formula="of:=IF([.D11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12];&quot;-&quot;;[.B12];&quot; &quot;;[.G12])" office:value-type="string" office:string-value="5-3 " calcext:value-type="string">
            <text:p>5-3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12]" office:value-type="float" office:value="0.508775230980056" calcext:value-type="float">
            <text:p>0.508775231</text:p>
          </table:table-cell>
          <table:table-cell table:formula="of:=[Data.R38]" office:value-type="float" office:value="0.528318675254261" calcext:value-type="float">
            <text:p>0.5283186753</text:p>
          </table:table-cell>
          <table:table-cell table:formula="of:=IF([.D12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13];&quot;-&quot;;[.B13];&quot; &quot;;[.G13])" office:value-type="string" office:string-value="5-3 w" calcext:value-type="string">
            <text:p>5-3 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13]" office:value-type="float" office:value="0.372698039171376" calcext:value-type="float">
            <text:p>0.3726980392</text:p>
          </table:table-cell>
          <table:table-cell table:formula="of:=[Data.R39]" office:value-type="float" office:value="0.404590433375896" calcext:value-type="float">
            <text:p>0.4045904334</text:p>
          </table:table-cell>
          <table:table-cell table:formula="of:=IF([.D13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14];&quot;-&quot;;[.B14];&quot; &quot;;[.G14])" office:value-type="string" office:string-value="5-4 " calcext:value-type="string">
            <text:p>5-4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14]" office:value-type="float" office:value="0.456856735947005" calcext:value-type="float">
            <text:p>0.4568567359</text:p>
          </table:table-cell>
          <table:table-cell table:formula="of:=[Data.R40]" office:value-type="float" office:value="0.474431946945344" calcext:value-type="float">
            <text:p>0.4744319469</text:p>
          </table:table-cell>
          <table:table-cell table:formula="of:=IF([.D14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15];&quot;-&quot;;[.B15];&quot; &quot;;[.G15])" office:value-type="string" office:string-value="5-4 w" calcext:value-type="string">
            <text:p>5-4 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15]" office:value-type="float" office:value="0.290536591729492" calcext:value-type="float">
            <text:p>0.2905365917</text:p>
          </table:table-cell>
          <table:table-cell table:formula="of:=[Data.R41]" office:value-type="float" office:value="0.356560531544728" calcext:value-type="float">
            <text:p>0.3565605315</text:p>
          </table:table-cell>
          <table:table-cell table:formula="of:=IF([.D15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16];&quot;-&quot;;[.B16];&quot; &quot;;[.G16])" office:value-type="string" office:string-value="5-5 " calcext:value-type="string">
            <text:p>5-5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16]" office:value-type="float" office:value="0.225600559549318" calcext:value-type="float">
            <text:p>0.2256005595</text:p>
          </table:table-cell>
          <table:table-cell table:formula="of:=[Data.R42]" office:value-type="float" office:value="0.253356084954471" calcext:value-type="float">
            <text:p>0.253356085</text:p>
          </table:table-cell>
          <table:table-cell table:formula="of:=IF([.D16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17];&quot;-&quot;;[.B17];&quot; &quot;;[.G17])" office:value-type="string" office:string-value="5-5 w" calcext:value-type="string">
            <text:p>5-5 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17]" office:value-type="float" office:value="0" calcext:value-type="float">
            <text:p>0</text:p>
          </table:table-cell>
          <table:table-cell table:formula="of:=[Data.R43]" office:value-type="float" office:value="0" calcext:value-type="float">
            <text:p>0</text:p>
          </table:table-cell>
          <table:table-cell table:formula="of:=IF([.D17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18];&quot;-&quot;;[.B18];&quot; &quot;;[.G18])" office:value-type="string" office:string-value="8-0 " calcext:value-type="string">
            <text:p>8-0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18]" office:value-type="float" office:value="0.281959343037623" calcext:value-type="float">
            <text:p>0.281959343</text:p>
          </table:table-cell>
          <table:table-cell table:formula="of:=[Data.R44]" office:value-type="float" office:value="0.317719974880672" calcext:value-type="float">
            <text:p>0.3177199749</text:p>
          </table:table-cell>
          <table:table-cell table:formula="of:=IF([.D18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19];&quot;-&quot;;[.B19];&quot; &quot;;[.G19])" office:value-type="string" office:string-value="8-0 w" calcext:value-type="string">
            <text:p>8-0 w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19]" office:value-type="float" office:value="0.0655163281651594" calcext:value-type="float">
            <text:p>0.0655163282</text:p>
          </table:table-cell>
          <table:table-cell table:formula="of:=[Data.R45]" office:value-type="float" office:value="0.197309862024809" calcext:value-type="float">
            <text:p>0.197309862</text:p>
          </table:table-cell>
          <table:table-cell table:formula="of:=IF([.D19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20];&quot;-&quot;;[.B20];&quot; &quot;;[.G20])" office:value-type="string" office:string-value="8-2 " calcext:value-type="string">
            <text:p>8-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20]" office:value-type="float" office:value="0.498143105639702" calcext:value-type="float">
            <text:p>0.4981431056</text:p>
          </table:table-cell>
          <table:table-cell table:formula="of:=[Data.R46]" office:value-type="float" office:value="0.519731494200636" calcext:value-type="float">
            <text:p>0.5197314942</text:p>
          </table:table-cell>
          <table:table-cell table:formula="of:=IF([.D20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21];&quot;-&quot;;[.B21];&quot; &quot;;[.G21])" office:value-type="string" office:string-value="8-2 w" calcext:value-type="string">
            <text:p>8-2 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21]" office:value-type="float" office:value="0.36872713274499" calcext:value-type="float">
            <text:p>0.3687271327</text:p>
          </table:table-cell>
          <table:table-cell table:formula="of:=[Data.R47]" office:value-type="float" office:value="0.416349084516511" calcext:value-type="float">
            <text:p>0.4163490845</text:p>
          </table:table-cell>
          <table:table-cell table:formula="of:=IF([.D21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22];&quot;-&quot;;[.B22];&quot; &quot;;[.G22])" office:value-type="string" office:string-value="8-4 " calcext:value-type="string">
            <text:p>8-4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22]" office:value-type="float" office:value="0.476275639055585" calcext:value-type="float">
            <text:p>0.4762756391</text:p>
          </table:table-cell>
          <table:table-cell table:formula="of:=[Data.R48]" office:value-type="float" office:value="0.552515600434204" calcext:value-type="float">
            <text:p>0.5525156004</text:p>
          </table:table-cell>
          <table:table-cell table:formula="of:=IF([.D22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23];&quot;-&quot;;[.B23];&quot; &quot;;[.G23])" office:value-type="string" office:string-value="8-4 w" calcext:value-type="string">
            <text:p>8-4 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23]" office:value-type="float" office:value="0.398934478467642" calcext:value-type="float">
            <text:p>0.3989344785</text:p>
          </table:table-cell>
          <table:table-cell table:formula="of:=[Data.R49]" office:value-type="float" office:value="0.43942212952816" calcext:value-type="float">
            <text:p>0.4394221295</text:p>
          </table:table-cell>
          <table:table-cell table:formula="of:=IF([.D23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24];&quot;-&quot;;[.B24];&quot; &quot;;[.G24])" office:value-type="string" office:string-value="8-6 " calcext:value-type="string">
            <text:p>8-6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24]" office:value-type="float" office:value="0.481554294579854" calcext:value-type="float">
            <text:p>0.4815542946</text:p>
          </table:table-cell>
          <table:table-cell table:formula="of:=[Data.R50]" office:value-type="float" office:value="0.51676198299383" calcext:value-type="float">
            <text:p>0.516761983</text:p>
          </table:table-cell>
          <table:table-cell table:formula="of:=IF([.D24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25];&quot;-&quot;;[.B25];&quot; &quot;;[.G25])" office:value-type="string" office:string-value="8-6 w" calcext:value-type="string">
            <text:p>8-6 w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25]" office:value-type="float" office:value="0.375021244049305" calcext:value-type="float">
            <text:p>0.375021244</text:p>
          </table:table-cell>
          <table:table-cell table:formula="of:=[Data.R51]" office:value-type="float" office:value="0.439719173695366" calcext:value-type="float">
            <text:p>0.4397191737</text:p>
          </table:table-cell>
          <table:table-cell table:formula="of:=IF([.D25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>
          <table:table-cell table:formula="of:=CONCATENATE([.C26];&quot;-&quot;;[.B26];&quot; &quot;;[.G26])" office:value-type="string" office:string-value="8-8 " calcext:value-type="string">
            <text:p>8-8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table:formula="of:=[Data.R26]" office:value-type="float" office:value="0.185156484866897" calcext:value-type="float">
            <text:p>0.1851564849</text:p>
          </table:table-cell>
          <table:table-cell table:formula="of:=[Data.R52]" office:value-type="float" office:value="0.24404834672513" calcext:value-type="float">
            <text:p>0.2440483467</text:p>
          </table:table-cell>
          <table:table-cell table:formula="of:=IF([.D26]=&quot;ted/2010-1.xml.line,ted/2010-2.xml.line,ted/2012.xml.line,ted/2013.xml.line,wikipedia/wikipedia.txt.line&quot;;&quot;w&quot;;&quot;&quot;)">
            <text:p/>
          </table:table-cell>
        </table:table-row>
        <table:table-row table:style-name="ro1">
          <table:table-cell table:formula="of:=CONCATENATE([.C27];&quot;-&quot;;[.B27];&quot; &quot;;[.G27])" office:value-type="string" office:string-value="8-8 w" calcext:value-type="string">
            <text:p>8-8 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formula="of:=[Data.R27]" office:value-type="float" office:value="0" calcext:value-type="float">
            <text:p>0</text:p>
          </table:table-cell>
          <table:table-cell table:formula="of:=[Data.R53]" office:value-type="float" office:value="0" calcext:value-type="float">
            <text:p>0</text:p>
          </table:table-cell>
          <table:table-cell table:formula="of:=IF([.D27]=&quot;ted/2010-1.xml.line,ted/2010-2.xml.line,ted/2012.xml.line,ted/2013.xml.line,wikipedia/wikipedia.txt.line&quot;;&quot;w&quot;;&quot;&quot;)" office:value-type="string" office:string-value="w" calcext:value-type="string">
            <text:p>w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table:formula="of:=IF([.D3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35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3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37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3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39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1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3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5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7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49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1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3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5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7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number-columns-repeated="6"/>
          <table:table-cell table:formula="of:=IF([.D59]=&quot;ted/2010-1.xml.line,ted/2010-2.xml.line,ted/2012.xml.line,ted/2013.xml.line,wikipedia/wikipedia.txt.line&quot;;&quot;wi&quot;;&quot;&quot;)">
            <text:p/>
          </table:table-cell>
        </table:table-row>
      </table:table>
      <table:table table:name="Wiki" table:style-name="ta1">
        <table:shapes>
          <draw:frame draw:z-index="0" draw:style-name="gr1" draw:text-style-name="P1" svg:width="17.63cm" svg:height="9.137cm" svg:x="16.264cm" svg:y="4.409cm">
            <draw:object draw:notify-on-update-of-ranges="Wiki.C2:Wiki.C14 Wiki.D1:Wiki.D1 Wiki.D2:Wiki.D14 Wiki.E1:Wiki.E1 Wiki.E2:Wiki.E1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visibility="collapse" table:default-cell-style-name="Default"/>
        <table:table-column table:style-name="co1" table:visibility="collapse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_window_siz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windowing</text:p>
          </table:table-cell>
          <table:table-cell office:value-type="string" calcext:value-type="string">
            <text:p>without Wikipedia</text:p>
          </table:table-cell>
          <table:table-cell office:value-type="string" calcext:value-type="string">
            <text:p>with Wikip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];&quot;-&quot;;[.B2])" office:value-type="string" office:string-value="1-0" calcext:value-type="string">
            <text:p>1-0</text:p>
          </table:table-cell>
          <table:table-cell table:formula="of:=[Data.R28]" office:value-type="float" office:value="0.201527976718093" calcext:value-type="float">
            <text:p>0.2015279767</text:p>
          </table:table-cell>
          <table:table-cell table:formula="of:=[Data.R29]" office:value-type="float" office:value="0.0400659225504375" calcext:value-type="float">
            <text:p>0.04006592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table:formula="of:=[Data.R30]" office:value-type="float" office:value="0.151257841363959" calcext:value-type="float">
            <text:p>0.1512578414</text:p>
          </table:table-cell>
          <table:table-cell table:formula="of:=[Data.R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4];&quot;-&quot;;[.B4])" office:value-type="string" office:string-value="5-0" calcext:value-type="string">
            <text:p>5-0</text:p>
          </table:table-cell>
          <table:table-cell table:formula="of:=[Data.R32]" office:value-type="float" office:value="0.349205905529054" calcext:value-type="float">
            <text:p>0.3492059055</text:p>
          </table:table-cell>
          <table:table-cell table:formula="of:=[Data.R33]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5];&quot;-&quot;;[.B5])" office:value-type="string" office:string-value="5-1" calcext:value-type="string">
            <text:p>5-1</text:p>
          </table:table-cell>
          <table:table-cell table:formula="of:=[Data.R34]" office:value-type="float" office:value="0.528005786653557" calcext:value-type="float">
            <text:p>0.5280057867</text:p>
          </table:table-cell>
          <table:table-cell table:formula="of:=[Data.R35]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6];&quot;-&quot;;[.B6])" office:value-type="string" office:string-value="5-2" calcext:value-type="string">
            <text:p>5-2</text:p>
          </table:table-cell>
          <table:table-cell table:formula="of:=[Data.R36]" office:value-type="float" office:value="0.528030955964213" calcext:value-type="float">
            <text:p>0.528030956</text:p>
          </table:table-cell>
          <table:table-cell table:formula="of:=[Data.R37]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7];&quot;-&quot;;[.B7])" office:value-type="string" office:string-value="5-3" calcext:value-type="string">
            <text:p>5-3</text:p>
          </table:table-cell>
          <table:table-cell table:formula="of:=[Data.R38]" office:value-type="float" office:value="0.528318675254261" calcext:value-type="float">
            <text:p>0.5283186753</text:p>
          </table:table-cell>
          <table:table-cell table:formula="of:=[Data.R39]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8];&quot;-&quot;;[.B8])" office:value-type="string" office:string-value="5-4" calcext:value-type="string">
            <text:p>5-4</text:p>
          </table:table-cell>
          <table:table-cell table:formula="of:=[Data.R40]" office:value-type="float" office:value="0.474431946945344" calcext:value-type="float">
            <text:p>0.4744319469</text:p>
          </table:table-cell>
          <table:table-cell table:formula="of:=[Data.R41]" office:value-type="float" office:value="0.356560531544728" calcext:value-type="float">
            <text:p>0.35656053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9];&quot;-&quot;;[.B9])" office:value-type="string" office:string-value="5-5" calcext:value-type="string">
            <text:p>5-5</text:p>
          </table:table-cell>
          <table:table-cell table:formula="of:=[Data.R42]" office:value-type="float" office:value="0.253356084954471" calcext:value-type="float">
            <text:p>0.253356085</text:p>
          </table:table-cell>
          <table:table-cell table:formula="of:=[Data.R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0];&quot;-&quot;;[.B10])" office:value-type="string" office:string-value="8-0" calcext:value-type="string">
            <text:p>8-0</text:p>
          </table:table-cell>
          <table:table-cell table:formula="of:=[Data.R44]" office:value-type="float" office:value="0.317719974880672" calcext:value-type="float">
            <text:p>0.3177199749</text:p>
          </table:table-cell>
          <table:table-cell table:formula="of:=[Data.R45]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11];&quot;-&quot;;[.B11])" office:value-type="string" office:string-value="8-2" calcext:value-type="string">
            <text:p>8-2</text:p>
          </table:table-cell>
          <table:table-cell table:formula="of:=[Data.R46]" office:value-type="float" office:value="0.519731494200636" calcext:value-type="float">
            <text:p>0.5197314942</text:p>
          </table:table-cell>
          <table:table-cell table:formula="of:=[Data.R47]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12];&quot;-&quot;;[.B12])" office:value-type="string" office:string-value="8-4" calcext:value-type="string">
            <text:p>8-4</text:p>
          </table:table-cell>
          <table:table-cell table:formula="of:=[Data.R48]" office:value-type="float" office:value="0.552515600434204" calcext:value-type="float">
            <text:p>0.5525156004</text:p>
          </table:table-cell>
          <table:table-cell table:formula="of:=[Data.R49]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13];&quot;-&quot;;[.B13])" office:value-type="string" office:string-value="8-6" calcext:value-type="string">
            <text:p>8-6</text:p>
          </table:table-cell>
          <table:table-cell table:formula="of:=[Data.R50]" office:value-type="float" office:value="0.51676198299383" calcext:value-type="float">
            <text:p>0.516761983</text:p>
          </table:table-cell>
          <table:table-cell table:formula="of:=[Data.R51]" office:value-type="float" office:value="0.439719173695366" calcext:value-type="float">
            <text:p>0.439719173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14];&quot;-&quot;;[.B14])" office:value-type="string" office:string-value="8-8" calcext:value-type="string">
            <text:p>8-8</text:p>
          </table:table-cell>
          <table:table-cell table:formula="of:=[Data.R52]" office:value-type="float" office:value="0.24404834672513" calcext:value-type="float">
            <text:p>0.2440483467</text:p>
          </table:table-cell>
          <table:table-cell table:formula="of:=[Data.R53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aw data'.A1:'Raw data'.R53">
          <table:sort>
            <table:sort-by table:field-number="3" table:data-type="automatic"/>
          </table:sort>
        </table:database-range>
        <table:database-range table:name="__Anonymous_Sheet_DB__1" table:target-range-address="Data.A1:Data.AMJ1048576" table:contains-header="false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name="__Anonymous_Sheet_DB__3" table:target-range-address="Sheet2.A1:Sheet2.G27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8:56:34.912231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01T23:54:04.401756895</dc:date>
    <dc:creator>Stefan Bunk</dc:creator>
    <meta:editing-duration>PT1H27S</meta:editing-duration>
    <meta:editing-cycles>8</meta:editing-cycles>
    <meta:document-statistic meta:table-count="5" meta:cell-count="24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 data'.F2:'Raw data'.F41 'Raw data'.V1:'Raw data'.V41" chart:data-source-has-labels="both" svg:x="0.32cm" svg:y="0.18cm" svg:width="13.097cm" svg:height="8.64cm">
          <chartooo:coordinate-region svg:x="2.181cm" svg:y="0.38cm" svg:width="11.228cm" svg:height="6.058cm"/>
          <chart:axis chart:dimension="x" chart:name="primary-x" chart:style-name="ch4" chartooo:axis-type="auto">
            <chartooo:date-scale/>
            <chart:categories table:cell-range-address="'Raw data'.F2:'Raw data'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V2:'Raw data'.V41" chart:label-cell-address="'Raw data'.V1:'Raw data'.V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Raw data'.V1:'Raw data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  <draw:g>
                  <svg:desc>'Raw data'.F2:'Raw data'.F41</svg:desc>
                </draw:g>
              </table:table-cell>
              <table:table-cell office:value-type="float" office:value="0">
                <text:p>0</text:p>
                <draw:g>
                  <svg:desc>'Raw data'.V2:'Raw data'.V41</svg:desc>
                </draw:g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9cm" svg:height="8.689cm" xlink:href=".." xlink:type="simple" chart:class="chart:bar" chart:style-name="ch1">
        <chart:legend chart:legend-position="end" svg:x="24.393cm" svg:y="3.796cm" style:legend-expansion="high" chart:style-name="ch2"/>
        <chart:plot-area chart:style-name="ch3" table:cell-range-address="Sheet2.A2:Sheet2.A26 Sheet2.E1:Sheet2.F26" chart:data-source-has-labels="both" svg:x="0.541cm" svg:y="0.173cm" svg:width="23.311cm" svg:height="8.343cm">
          <chartooo:coordinate-region svg:x="1.268cm" svg:y="0.373cm" svg:width="22.584cm" svg:height="7.098cm"/>
          <chart:axis chart:dimension="x" chart:name="primary-x" chart:style-name="ch4" chartooo:axis-type="auto">
            <chartooo:date-scale/>
            <chart:categories table:cell-range-address="Sheet2.A2:Sheet2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26" chart:label-cell-address="Sheet2.E1:Sheet2.E1" chart:class="chart:bar">
            <chart:data-point chart:repeated="25"/>
          </chart:series>
          <chart:series chart:style-name="ch8" chart:values-cell-range-address="Sheet2.F2:Sheet2.F26" chart:label-cell-address="Sheet2.F1:Sheet2.F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Sheet2.E1:Sheet2.E1</svg:desc>
                </draw:g>
              </table:table-cell>
              <table:table-cell office:value-type="string">
                <text:p>with PO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0 </text:p>
                <draw:g>
                  <svg:desc>Sheet2.A2:Sheet2.A26</svg:desc>
                </draw:g>
              </table:table-cell>
              <table:table-cell office:value-type="float" office:value="0.193604880121971">
                <text:p>0.193604880121971</text:p>
                <draw:g>
                  <svg:desc>Sheet2.E2:Sheet2.E26</svg:desc>
                </draw:g>
              </table:table-cell>
              <table:table-cell office:value-type="float" office:value="0.201527976718093">
                <text:p>0.201527976718093</text:p>
                <draw:g>
                  <svg:desc>Sheet2.F2:Sheet2.F26</svg:desc>
                </draw:g>
              </table:table-cell>
            </table:table-row>
            <table:table-row>
              <table:table-cell office:value-type="string">
                <text:p>1-0 w</text:p>
              </table:table-cell>
              <table:table-cell office:value-type="float" office:value="0">
                <text:p>0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1-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1-1 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-0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5-0 w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5-1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5-1 w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5-2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5-2 w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5-3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5-3 w</text:p>
              </table:table-cell>
              <table:table-cell office:value-type="float" office:value="0.372698039171376">
                <text:p>0.372698039171376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5-4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5-4 w</text:p>
              </table:table-cell>
              <table:table-cell office:value-type="float" office:value="0.290536591729492">
                <text:p>0.290536591729492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-5 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5-5 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-0 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317719974880672">
                <text:p>0.317719974880672</text:p>
              </table:table-cell>
            </table:table-row>
            <table:table-row>
              <table:table-cell office:value-type="string">
                <text:p>8-0 w</text:p>
              </table:table-cell>
              <table:table-cell office:value-type="float" office:value="0.0655163281651594">
                <text:p>0.0655163281651594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8-2 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8-2 w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8-4 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8-4 w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8-6 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8-6 w</text:p>
              </table:table-cell>
              <table:table-cell office:value-type="float" office:value="0.375021244049305">
                <text:p>0.375021244049305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-8 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5.139cm" svg:y="4.201cm" style:legend-expansion="high" chart:style-name="ch2"/>
        <chart:plot-area chart:style-name="ch3" chart:data-source-has-labels="both" svg:x="0.32cm" svg:y="0.18cm" svg:width="14.499cm" svg:height="8.64cm">
          <chartooo:coordinate-region svg:x="2.164cm" svg:y="0.38cm" svg:width="12.655cm" svg:height="6.058cm"/>
          <chart:axis chart:dimension="x" chart:name="primary-x" chart:style-name="ch4" chartooo:axis-type="auto">
            <chartooo:date-scale/>
            <chart:categories table:cell-range-address="local-table.$A$2:.$A$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1" chart:label-cell-address="local-table.$B$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65cm" svg:height="9.392cm" xlink:href=".." xlink:type="simple" chart:class="chart:bar" chart:style-name="ch1">
        <chart:legend chart:legend-position="end" svg:x="16.179cm" svg:y="4.148cm" style:legend-expansion="high" chart:style-name="ch2"/>
        <chart:plot-area chart:style-name="ch3" table:cell-range-address="POS.C1:POS.E14" chart:data-source-has-labels="both" svg:x="0.377cm" svg:y="0.187cm" svg:width="15.425cm" svg:height="9.018cm">
          <chartooo:coordinate-region svg:x="1.104cm" svg:y="0.387cm" svg:width="14.698cm" svg:height="8.171cm"/>
          <chart:axis chart:dimension="x" chart:name="primary-x" chart:style-name="ch4" chartooo:axis-type="auto">
            <chartooo:date-scale/>
            <chart:categories table:cell-range-address="POS.C2:POS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.D2:POS.D14" chart:label-cell-address="POS.D1:POS.D1" chart:class="chart:bar">
            <chart:data-point chart:repeated="13"/>
          </chart:series>
          <chart:series chart:style-name="ch8" chart:values-cell-range-address="POS.E2:POS.E14" chart:label-cell-address="POS.E1:POS.E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POS.D1:POS.D1</svg:desc>
                </draw:g>
              </table:table-cell>
              <table:table-cell office:value-type="string">
                <text:p>with POS</text:p>
                <draw:g>
                  <svg:desc>POS.E1:P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0</text:p>
                <draw:g>
                  <svg:desc>POS.C2:POS.C14</svg:desc>
                </draw:g>
              </table:table-cell>
              <table:table-cell office:value-type="float" office:value="0.193604880121971">
                <text:p>0.193604880121971</text:p>
                <draw:g>
                  <svg:desc>POS.D2:POS.D14</svg:desc>
                </draw:g>
              </table:table-cell>
              <table:table-cell office:value-type="float" office:value="0.201527976718093">
                <text:p>0.201527976718093</text:p>
                <draw:g>
                  <svg:desc>POS.E2:POS.E14</svg:desc>
                </draw:g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5-0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5-1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5-2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5-3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5-4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8-0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317719974880672">
                <text:p>0.317719974880672</text:p>
              </table:table-cell>
            </table:table-row>
            <table:table-row>
              <table:table-cell office:value-type="string">
                <text:p>8-2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8-4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8-6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31cm" svg:height="9.138cm" xlink:href=".." xlink:type="simple" chart:class="chart:bar" chart:style-name="ch1">
        <chart:legend chart:legend-position="end" svg:x="14.204cm" svg:y="4.021cm" style:legend-expansion="high" chart:style-name="ch2"/>
        <chart:plot-area chart:style-name="ch3" table:cell-range-address="Wiki.C1:Wiki.E14" chart:data-source-has-labels="both" svg:x="0.352cm" svg:y="0.182cm" svg:width="13.5cm" svg:height="8.774cm">
          <chartooo:coordinate-region svg:x="1.079cm" svg:y="0.382cm" svg:width="12.773cm" svg:height="7.927cm"/>
          <chart:axis chart:dimension="x" chart:name="primary-x" chart:style-name="ch4" chartooo:axis-type="auto">
            <chartooo:date-scale/>
            <chart:categories table:cell-range-address="Wiki.C2:Wiki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ki.D2:Wiki.D14" chart:label-cell-address="Wiki.D1:Wiki.D1" chart:class="chart:bar">
            <chart:data-point chart:repeated="13"/>
          </chart:series>
          <chart:series chart:style-name="ch8" chart:values-cell-range-address="Wiki.E2:Wiki.E14" chart:label-cell-address="Wiki.E1:Wiki.E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Wikipedia</text:p>
                <draw:g>
                  <svg:desc>Wiki.D1:Wiki.D1</svg:desc>
                </draw:g>
              </table:table-cell>
              <table:table-cell office:value-type="string">
                <text:p>with Wikipedia</text:p>
                <draw:g>
                  <svg:desc>Wiki.E1:Wik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0</text:p>
                <draw:g>
                  <svg:desc>Wiki.C2:Wiki.C14</svg:desc>
                </draw:g>
              </table:table-cell>
              <table:table-cell office:value-type="float" office:value="0.201527976718093">
                <text:p>0.201527976718093</text:p>
                <draw:g>
                  <svg:desc>Wiki.D2:Wiki.D14</svg:desc>
                </draw:g>
              </table:table-cell>
              <table:table-cell office:value-type="float" office:value="0.0400659225504375">
                <text:p>0.0400659225504375</text:p>
                <draw:g>
                  <svg:desc>Wiki.E2:Wiki.E14</svg:desc>
                </draw:g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151257841363959">
                <text:p>0.15125784136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-0</text:p>
              </table:table-cell>
              <table:table-cell office:value-type="float" office:value="0.349205905529054">
                <text:p>0.349205905529054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5-1</text:p>
              </table:table-cell>
              <table:table-cell office:value-type="float" office:value="0.528005786653557">
                <text:p>0.528005786653557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5-2</text:p>
              </table:table-cell>
              <table:table-cell office:value-type="float" office:value="0.528030955964213">
                <text:p>0.528030955964213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5-3</text:p>
              </table:table-cell>
              <table:table-cell office:value-type="float" office:value="0.528318675254261">
                <text:p>0.528318675254261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5-4</text:p>
              </table:table-cell>
              <table:table-cell office:value-type="float" office:value="0.474431946945344">
                <text:p>0.474431946945344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253356084954471">
                <text:p>0.25335608495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-0</text:p>
              </table:table-cell>
              <table:table-cell office:value-type="float" office:value="0.317719974880672">
                <text:p>0.317719974880672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8-2</text:p>
              </table:table-cell>
              <table:table-cell office:value-type="float" office:value="0.519731494200636">
                <text:p>0.519731494200636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8-4</text:p>
              </table:table-cell>
              <table:table-cell office:value-type="float" office:value="0.552515600434204">
                <text:p>0.552515600434204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8-6</text:p>
              </table:table-cell>
              <table:table-cell office:value-type="float" office:value="0.51676198299383">
                <text:p>0.51676198299383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24404834672513">
                <text:p>0.244048346725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